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rlito" svg:font-family="Carli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6.25pt"/>
    </style:style>
    <style:style style:name="co4" style:family="table-column">
      <style:table-column-properties fo:break-before="auto" style:column-width="43.2pt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rlito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Carlito" fo:font-size="12pt" style:font-size-asian="12pt" style:font-size-complex="12pt"/>
    </style:style>
    <style:style style:name="ce3" style:family="table-cell" style:parent-style-name="Default">
      <style:table-cell-properties fo:background-color="#ff4e02"/>
      <style:text-properties style:font-name="Carlito" fo:font-size="12pt" style:font-size-asian="12pt" style:font-size-complex="12pt"/>
    </style:style>
    <style:style style:name="ce4" style:family="table-cell" style:parent-style-name="Default">
      <style:table-cell-properties fo:background-color="#162a42"/>
      <style:text-properties style:font-name="Carlito" fo:font-size="12pt" style:font-size-asian="12pt" style:font-size-complex="12pt"/>
    </style:style>
    <style:style style:name="ce5" style:family="table-cell" style:parent-style-name="Default">
      <style:table-cell-properties fo:background-color="transparent"/>
      <style:text-properties style:font-name="Carlito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Carlito" fo:font-size="12pt" style:font-size-asian="12pt" style:font-size-complex="12pt"/>
    </style:style>
    <style:style style:name="ce7" style:family="table-cell" style:parent-style-name="Default">
      <style:table-cell-properties fo:background-color="#ff4e02" style:text-align-source="fix" style:repeat-content="false"/>
      <style:paragraph-properties fo:text-align="end" fo:margin-left="0pt"/>
      <style:text-properties style:font-name="Carlito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style:font-name="Carlito" fo:font-size="12pt" style:font-size-asian="12pt" style:font-size-complex="12pt"/>
    </style:style>
    <style:style style:name="ce9" style:family="table-cell" style:parent-style-name="Default">
      <style:table-cell-properties fo:background-color="#162a42" style:text-align-source="fix" style:repeat-content="false"/>
      <style:paragraph-properties fo:text-align="end" fo:margin-left="0pt"/>
      <style:text-properties style:font-name="Carlito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4e02"/>
    </style:style>
    <style:style style:name="ce13" style:family="table-cell" style:parent-style-name="Default">
      <style:table-cell-properties fo:background-color="#162a42"/>
    </style:style>
    <style:style style:name="ce14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shapes>
          <draw:frame draw:z-index="0" draw:style-name="gr1" draw:text-style-name="P1" svg:width="864.45pt" svg:height="512.99pt" svg:x="537.36pt" svg:y="616.71pt">
            <loext:p draw:notify-on-update-of-ranges="Sheet1.C2:Sheet1.S2 Sheet1.A3:Sheet1.A3 Sheet1.C3:Sheet1.S3 Sheet1.A4:Sheet1.A4 Sheet1.C4:Sheet1.S4 Sheet1.A5:Sheet1.A5 Sheet1.C5:Sheet1.S5 Sheet1.A6:Sheet1.A6 Sheet1.C6:Sheet1.S6 Sheet1.A7:Sheet1.A7 Sheet1.C7:Sheet1.S7 Sheet1.A8:Sheet1.A8 Sheet1.C8:Sheet1.S8 Sheet1.A9:Sheet1.A9 Sheet1.C9:Sheet1.S9 Sheet1.A10:Sheet1.A10 Sheet1.C10:Sheet1.S10 Sheet1.A11:Sheet1.A11 Sheet1.C11:Sheet1.S11 Sheet1.A12:Sheet1.A12 Sheet1.C12:Sheet1.S12 Sheet1.A13:Sheet1.A13 Sheet1.C13:Sheet1.S13 Sheet1.A14:Sheet1.A14 Sheet1.C14:Sheet1.S14 Sheet1.A15:Sheet1.A15 Sheet1.C15:Sheet1.S15 Sheet1.A16:Sheet1.A16 Sheet1.C16:Sheet1.S16 Sheet1.A17:Sheet1.A17 Sheet1.C17:Sheet1.S17 Sheet1.A18:Sheet1.A18 Sheet1.C18:Sheet1.S1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741.6pt" svg:height="477.52pt" svg:x="732.47pt" svg:y="97.94pt">
            <loext:p draw:notify-on-update-of-ranges="Sheet1.G30:Sheet1.S30 Sheet1.A31:Sheet1.A31 Sheet1.G31:Sheet1.S31 Sheet1.A32:Sheet1.A32 Sheet1.G32:Sheet1.S32 Sheet1.A33:Sheet1.A33 Sheet1.G33:Sheet1.S3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" table:default-cell-style-name="Default"/>
        <table:table-column table:style-name="co4" table:number-columns-repeated="5" table:default-cell-style-name="Default"/>
        <table:table-column table:style-name="co4" table:default-cell-style-name="ce2"/>
        <table:table-column table:style-name="co4" table:default-cell-style-name="Default"/>
        <table:table-column table:style-name="co4" table:default-cell-style-name="ce10"/>
        <table:table-column table:style-name="co4" table:number-columns-repeated="11" table:default-cell-style-name="Default"/>
        <table:table-column table:style-name="co3" table:number-columns-repeated="1004" table:default-cell-style-name="Default"/>
        <table:table-row table:style-name="ro3">
          <table:table-cell table:style-name="ce1" office:value-type="string" calcext:value-type="string">
            <text:p>Contaminations</text:p>
          </table:table-cell>
          <table:table-cell table:style-name="ce1" table:number-columns-repeated="7"/>
          <table:table-cell table:style-name="ce6"/>
          <table:table-cell table:style-name="ce2" table:number-columns-repeated="11"/>
          <table:table-cell table:number-columns-repeated="1004"/>
        </table:table-row>
        <table:table-row table:style-name="ro3">
          <table:table-cell table:style-name="ce2" office:value-type="string" calcext:value-type="string">
            <text:p>Date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style-name="ce2" office:value-type="float" office:value="15" calcext:value-type="float">
            <text:p>15</text:p>
          </table:table-cell>
          <table:table-cell table:style-name="ce6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Monde</text:p>
          </table:table-cell>
          <table:table-cell table:style-name="ce3" office:value-type="float" office:value="271364" calcext:value-type="float">
            <text:p>271364</text:p>
          </table:table-cell>
          <table:table-cell table:style-name="ce3" office:value-type="float" office:value="242488" calcext:value-type="float">
            <text:p>242488</text:p>
          </table:table-cell>
          <table:table-cell table:style-name="ce3" office:value-type="float" office:value="213254" calcext:value-type="float">
            <text:p>213254</text:p>
          </table:table-cell>
          <table:table-cell table:style-name="ce3" office:value-type="float" office:value="194213" calcext:value-type="float">
            <text:p>194213</text:p>
          </table:table-cell>
          <table:table-cell table:style-name="ce3" office:value-type="float" office:value="180160" calcext:value-type="float">
            <text:p>180160</text:p>
          </table:table-cell>
          <table:table-cell table:style-name="ce3" office:value-type="float" office:value="167414" calcext:value-type="float">
            <text:p>167414</text:p>
          </table:table-cell>
          <table:table-cell table:style-name="ce3" office:value-type="float" office:value="151363" calcext:value-type="float">
            <text:p>151363</text:p>
          </table:table-cell>
          <table:table-cell table:style-name="ce7" office:value-type="float" office:value="143247" calcext:value-type="float">
            <text:p>143247</text:p>
          </table:table-cell>
          <table:table-cell table:style-name="ce3" office:value-type="float" office:value="137456" calcext:value-type="float">
            <text:p>137456</text:p>
          </table:table-cell>
          <table:table-cell table:style-name="ce3" office:value-type="float" office:value="126443" calcext:value-type="float">
            <text:p>126443</text:p>
          </table:table-cell>
          <table:table-cell table:style-name="ce3" office:value-type="float" office:value="124101" calcext:value-type="float">
            <text:p>124101</text:p>
          </table:table-cell>
          <table:table-cell table:style-name="ce3" office:value-type="float" office:value="118628" calcext:value-type="float">
            <text:p>118628</text:p>
          </table:table-cell>
          <table:table-cell table:style-name="ce3" office:value-type="float" office:value="109695" calcext:value-type="float">
            <text:p>109695</text:p>
          </table:table-cell>
          <table:table-cell table:style-name="ce3" office:value-type="float" office:value="105828" calcext:value-type="float">
            <text:p>105828</text:p>
          </table:table-cell>
          <table:table-cell table:style-name="ce3" office:value-type="float" office:value="101412" calcext:value-type="float">
            <text:p>101412</text:p>
          </table:table-cell>
          <table:table-cell table:style-name="ce3" office:value-type="float" office:value="98171" calcext:value-type="float">
            <text:p>98171</text:p>
          </table:table-cell>
          <table:table-cell table:style-name="ce3" office:value-type="float" office:value="95315" calcext:value-type="float">
            <text:p>95315</text:p>
          </table:table-cell>
          <table:table-cell table:style-name="ce3" office:value-type="float" office:value="93076" calcext:value-type="float">
            <text:p>93076</text:p>
          </table:table-cell>
          <table:table-cell table:style-name="ce3"/>
          <table:table-cell table:style-name="ce12" table:number-columns-repeated="1004"/>
        </table:table-row>
        <table:table-row table:style-name="ro3">
          <table:table-cell table:style-name="ce2" office:value-type="string" calcext:value-type="string">
            <text:p>Europe</text:p>
          </table:table-cell>
          <table:table-cell table:style-name="ce2" office:value-type="float" office:value="127896" calcext:value-type="float">
            <text:p>127896</text:p>
          </table:table-cell>
          <table:table-cell table:style-name="ce2" office:value-type="float" office:value="102658" calcext:value-type="float">
            <text:p>102658</text:p>
          </table:table-cell>
          <table:table-cell table:style-name="ce2" office:value-type="float" office:value="82869" calcext:value-type="float">
            <text:p>82869</text:p>
          </table:table-cell>
          <table:table-cell table:style-name="ce2" office:value-type="float" office:value="74399" calcext:value-type="float">
            <text:p>74399</text:p>
          </table:table-cell>
          <table:table-cell table:style-name="ce2" office:value-type="float" office:value="61098" calcext:value-type="float">
            <text:p>61098</text:p>
          </table:table-cell>
          <table:table-cell office:value-type="float" office:value="54425" calcext:value-type="float">
            <text:p>54425</text:p>
          </table:table-cell>
          <table:table-cell table:style-name="ce2" office:value-type="float" office:value="41499" calcext:value-type="float">
            <text:p>41499</text:p>
          </table:table-cell>
          <table:table-cell table:style-name="ce6" office:value-type="float" office:value="36229" calcext:value-type="float">
            <text:p>36229</text:p>
          </table:table-cell>
          <table:table-cell table:style-name="ce2" table:number-columns-repeated="2"/>
          <table:table-cell table:style-name="ce2" office:value-type="float" office:value="22307" calcext:value-type="float">
            <text:p>22307</text:p>
          </table:table-cell>
          <table:table-cell table:style-name="ce2" office:value-type="float" office:value="18086" calcext:value-type="float">
            <text:p>18086</text:p>
          </table:table-cell>
          <table:table-cell table:style-name="ce2" office:value-type="float" office:value="11577" calcext:value-type="float">
            <text:p>11577</text:p>
          </table:table-cell>
          <table:table-cell table:style-name="ce2" office:value-type="float" office:value="9161" calcext:value-type="float">
            <text:p>9161</text:p>
          </table:table-cell>
          <table:table-cell table:style-name="ce2" office:value-type="float" office:value="7264" calcext:value-type="float">
            <text:p>7264</text:p>
          </table:table-cell>
          <table:table-cell table:style-name="ce2" office:value-type="float" office:value="5685" calcext:value-type="float">
            <text:p>5685</text:p>
          </table:table-cell>
          <table:table-cell table:style-name="ce2" office:value-type="float" office:value="4290" calcext:value-type="float">
            <text:p>4290</text:p>
          </table:table-cell>
          <table:table-cell table:style-name="ce2" office:value-type="float" office:value="3368" calcext:value-type="float">
            <text:p>3368</text:p>
          </table:table-cell>
          <table:table-cell table:style-name="ce2"/>
          <table:table-cell table:number-columns-repeated="1004"/>
        </table:table-row>
        <table:table-row table:style-name="ro3">
          <table:table-cell table:style-name="ce4" office:value-type="string" calcext:value-type="string">
            <text:p>France</text:p>
          </table:table-cell>
          <table:table-cell table:style-name="ce4" table:formula="of:=[.B19]+[.B27]" office:value-type="float" office:value="14459" calcext:value-type="float">
            <text:p>14459</text:p>
          </table:table-cell>
          <table:table-cell table:style-name="ce4" table:formula="of:=[.C19]+[.C27]" office:value-type="float" office:value="12609" calcext:value-type="float">
            <text:p>12609</text:p>
          </table:table-cell>
          <table:table-cell table:style-name="ce4" table:formula="of:=[.D19]+[.D27]" office:value-type="float" office:value="10995" calcext:value-type="float">
            <text:p>10995</text:p>
          </table:table-cell>
          <table:table-cell table:style-name="ce4" table:formula="of:=[.E19]+[.E27]" office:value-type="float" office:value="9134" calcext:value-type="float">
            <text:p>9134</text:p>
          </table:table-cell>
          <table:table-cell table:style-name="ce4" table:formula="of:=[.F19]+[.F27]" office:value-type="float" office:value="7730" calcext:value-type="float">
            <text:p>7730</text:p>
          </table:table-cell>
          <table:table-cell table:style-name="ce4" table:formula="of:=[.G19]+[.G27]" office:value-type="float" office:value="6633" calcext:value-type="float">
            <text:p>6633</text:p>
          </table:table-cell>
          <table:table-cell table:style-name="ce4" table:formula="of:=[.H19]+[.H27]" office:value-type="float" office:value="5423" calcext:value-type="float">
            <text:p>5423</text:p>
          </table:table-cell>
          <table:table-cell table:style-name="ce4" table:formula="of:=[.I19]+[.I27]" office:value-type="float" office:value="4499" calcext:value-type="float">
            <text:p>4499</text:p>
          </table:table-cell>
          <table:table-cell table:style-name="ce4" table:formula="of:=[.J19]+[.J27]" office:value-type="float" office:value="3661" calcext:value-type="float">
            <text:p>3661</text:p>
          </table:table-cell>
          <table:table-cell table:style-name="ce4" table:formula="of:=[.K19]+[.K27]" office:value-type="float" office:value="2880" calcext:value-type="float">
            <text:p>2880</text:p>
          </table:table-cell>
          <table:table-cell table:style-name="ce4" table:formula="of:=[.L19]+[.L27]" office:value-type="float" office:value="2281" calcext:value-type="float">
            <text:p>2281</text:p>
          </table:table-cell>
          <table:table-cell table:style-name="ce4" table:formula="of:=[.M19]+[.M27]" office:value-type="float" office:value="2039" calcext:value-type="float">
            <text:p>2039</text:p>
          </table:table-cell>
          <table:table-cell table:style-name="ce4" office:value-type="float" office:value="1412" calcext:value-type="float">
            <text:p>1412</text:p>
          </table:table-cell>
          <table:table-cell table:style-name="ce4" office:value-type="float" office:value="1126" calcext:value-type="float">
            <text:p>1126</text:p>
          </table:table-cell>
          <table:table-cell table:style-name="ce4" office:value-type="float" office:value="949" calcext:value-type="float">
            <text:p>949</text:p>
          </table:table-cell>
          <table:table-cell table:style-name="ce4" office:value-type="float" office:value="613" calcext:value-type="float">
            <text:p>613</text:p>
          </table:table-cell>
          <table:table-cell table:style-name="ce4" office:value-type="float" office:value="423" calcext:value-type="float">
            <text:p>423</text:p>
          </table:table-cell>
          <table:table-cell table:style-name="ce4" office:value-type="float" office:value="285" calcext:value-type="float">
            <text:p>285</text:p>
          </table:table-cell>
          <table:table-cell table:style-name="ce4"/>
          <table:table-cell table:style-name="ce13" table:number-columns-repeated="1004"/>
        </table:table-row>
        <table:table-row table:style-name="ro3">
          <table:table-cell table:style-name="ce2" office:value-type="string" calcext:value-type="string">
            <text:p>Auvergne-Rhône-Alpes</text:p>
          </table:table-cell>
          <table:table-cell table:style-name="ce2" office:value-type="float" office:value="1266" calcext:value-type="float">
            <text:p>1266</text:p>
          </table:table-cell>
          <table:table-cell table:style-name="ce2" office:value-type="float" office:value="1101" calcext:value-type="float">
            <text:p>1101</text:p>
          </table:table-cell>
          <table:table-cell table:style-name="ce2" office:value-type="float" office:value="1014" calcext:value-type="float">
            <text:p>1014</text:p>
          </table:table-cell>
          <table:table-cell table:style-name="ce2" office:value-type="float" office:value="858" calcext:value-type="float">
            <text:p>858</text:p>
          </table:table-cell>
          <table:table-cell table:style-name="ce2" office:value-type="float" office:value="710" calcext:value-type="float">
            <text:p>710</text:p>
          </table:table-cell>
          <table:table-cell office:value-type="float" office:value="618" calcext:value-type="float">
            <text:p>618</text:p>
          </table:table-cell>
          <table:table-cell table:style-name="ce2" office:value-type="float" office:value="523" calcext:value-type="float">
            <text:p>523</text:p>
          </table:table-cell>
          <table:table-cell table:style-name="ce6" office:value-type="float" office:value="454" calcext:value-type="float">
            <text:p>454</text:p>
          </table:table-cell>
          <table:table-cell table:style-name="ce2" office:value-type="float" office:value="416" calcext:value-type="float">
            <text:p>416</text:p>
          </table:table-cell>
          <table:table-cell table:style-name="ce2" office:value-type="float" office:value="333" calcext:value-type="float">
            <text:p>333</text:p>
          </table:table-cell>
          <table:table-cell table:style-name="ce2" office:value-type="float" office:value="264" calcext:value-type="float">
            <text:p>264</text:p>
          </table:table-cell>
          <table:table-cell table:style-name="ce2" office:value-type="float" office:value="249" calcext:value-type="float">
            <text:p>249</text:p>
          </table:table-cell>
          <table:table-cell table:style-name="ce2" office:value-type="float" office:value="182" calcext:value-type="float">
            <text:p>182</text:p>
          </table:table-cell>
          <table:table-cell table:style-name="ce2"/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49" calcext:value-type="float">
            <text:p>49</text:p>
          </table:table-cell>
          <table:table-cell table:style-name="ce2"/>
          <table:table-cell table:number-columns-repeated="1004"/>
        </table:table-row>
        <table:table-row table:style-name="ro3">
          <table:table-cell table:style-name="ce2" office:value-type="string" calcext:value-type="string">
            <text:p>Bourgogne-Franche-Comté</text:p>
          </table:table-cell>
          <table:table-cell table:style-name="ce2" office:value-type="float" office:value="903" calcext:value-type="float">
            <text:p>903</text:p>
          </table:table-cell>
          <table:table-cell table:style-name="ce2" office:value-type="float" office:value="770" calcext:value-type="float">
            <text:p>770</text:p>
          </table:table-cell>
          <table:table-cell table:style-name="ce2" office:value-type="float" office:value="696" calcext:value-type="float">
            <text:p>696</text:p>
          </table:table-cell>
          <table:table-cell table:style-name="ce2" office:value-type="float" office:value="593" calcext:value-type="float">
            <text:p>593</text:p>
          </table:table-cell>
          <table:table-cell table:style-name="ce2" office:value-type="float" office:value="549" calcext:value-type="float">
            <text:p>549</text:p>
          </table:table-cell>
          <table:table-cell office:value-type="float" office:value="507" calcext:value-type="float">
            <text:p>507</text:p>
          </table:table-cell>
          <table:table-cell table:style-name="ce2" office:value-type="float" office:value="412" calcext:value-type="float">
            <text:p>412</text:p>
          </table:table-cell>
          <table:table-cell table:style-name="ce6" office:value-type="float" office:value="339" calcext:value-type="float">
            <text:p>339</text:p>
          </table:table-cell>
          <table:table-cell table:style-name="ce2" office:value-type="float" office:value="272" calcext:value-type="float">
            <text:p>272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123" calcext:value-type="float">
            <text:p>123</text:p>
          </table:table-cell>
          <table:table-cell table:style-name="ce2" table:number-columns-repeated="2"/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6" calcext:value-type="float">
            <text:p>16</text:p>
          </table:table-cell>
          <table:table-cell table:style-name="ce2"/>
          <table:table-cell table:number-columns-repeated="1004"/>
        </table:table-row>
        <table:table-row table:style-name="ro3">
          <table:table-cell table:style-name="ce2" office:value-type="string" calcext:value-type="string">
            <text:p>Bretagne</text:p>
          </table:table-cell>
          <table:table-cell table:style-name="ce2" office:value-type="float" office:value="359" calcext:value-type="float">
            <text:p>359</text:p>
          </table:table-cell>
          <table:table-cell table:style-name="ce2" office:value-type="float" office:value="346" calcext:value-type="float">
            <text:p>346</text:p>
          </table:table-cell>
          <table:table-cell table:style-name="ce2" office:value-type="float" office:value="297" calcext:value-type="float">
            <text:p>297</text:p>
          </table:table-cell>
          <table:table-cell table:style-name="ce2" office:value-type="float" office:value="273" calcext:value-type="float">
            <text:p>273</text:p>
          </table:table-cell>
          <table:table-cell table:style-name="ce2" office:value-type="float" office:value="247" calcext:value-type="float">
            <text:p>247</text:p>
          </table:table-cell>
          <table:table-cell office:value-type="float" office:value="233" calcext:value-type="float">
            <text:p>233</text:p>
          </table:table-cell>
          <table:table-cell table:style-name="ce2" office:value-type="float" office:value="207" calcext:value-type="float">
            <text:p>207</text:p>
          </table:table-cell>
          <table:table-cell table:style-name="ce6" office:value-type="float" office:value="182" calcext:value-type="float">
            <text:p>182</text:p>
          </table:table-cell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83" calcext:value-type="float">
            <text:p>83</text:p>
          </table:table-cell>
          <table:table-cell table:style-name="ce2" table:number-columns-repeated="2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3" calcext:value-type="float">
            <text:p>23</text:p>
          </table:table-cell>
          <table:table-cell table:style-name="ce2"/>
          <table:table-cell table:number-columns-repeated="1004"/>
        </table:table-row>
        <table:table-row table:style-name="ro3">
          <table:table-cell table:style-name="ce2" office:value-type="string" calcext:value-type="string">
            <text:p>Centre-Val de Loire</text:p>
          </table:table-cell>
          <table:table-cell table:style-name="ce2" office:value-type="float" office:value="254" calcext:value-type="float">
            <text:p>254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03" calcext:value-type="float">
            <text:p>103</text:p>
          </table:table-cell>
          <table:table-cell office:value-type="float" office:value="90" calcext:value-type="float">
            <text:p>90</text:p>
          </table:table-cell>
          <table:table-cell table:style-name="ce2" office:value-type="float" office:value="71" calcext:value-type="float">
            <text:p>71</text:p>
          </table:table-cell>
          <table:table-cell table:style-name="ce6" office:value-type="float" office:value="54" calcext:value-type="float">
            <text:p>54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number-columns-repeated="2"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1004"/>
        </table:table-row>
        <table:table-row table:style-name="ro3">
          <table:table-cell table:style-name="ce2" office:value-type="string" calcext:value-type="string">
            <text:p>Corse</text:p>
          </table:table-cell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45" calcext:value-type="float">
            <text:p>145</text:p>
          </table:table-cell>
          <table:table-cell office:value-type="float" office:value="126" calcext:value-type="float">
            <text:p>126</text:p>
          </table:table-cell>
          <table:table-cell table:style-name="ce2" office:value-type="float" office:value="115" calcext:value-type="float">
            <text:p>115</text:p>
          </table:table-cell>
          <table:table-cell table:style-name="ce6" office:value-type="float" office:value="106" calcext:value-type="float">
            <text:p>106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42" calcext:value-type="float">
            <text:p>42</text:p>
          </table:table-cell>
          <table:table-cell table:style-name="ce2" table:number-columns-repeated="2"/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1004"/>
        </table:table-row>
        <table:table-row table:style-name="ro3">
          <table:table-cell table:style-name="ce2" office:value-type="string" calcext:value-type="string">
            <text:p>Grand Est</text:p>
          </table:table-cell>
          <table:table-cell table:style-name="ce2" office:value-type="float" office:value="3089" calcext:value-type="float">
            <text:p>3089</text:p>
          </table:table-cell>
          <table:table-cell table:style-name="ce2" office:value-type="float" office:value="3006" calcext:value-type="float">
            <text:p>3006</text:p>
          </table:table-cell>
          <table:table-cell table:style-name="ce2" office:value-type="float" office:value="2643" calcext:value-type="float">
            <text:p>2643</text:p>
          </table:table-cell>
          <table:table-cell table:style-name="ce2" office:value-type="float" office:value="2163" calcext:value-type="float">
            <text:p>2163</text:p>
          </table:table-cell>
          <table:table-cell table:style-name="ce2" office:value-type="float" office:value="1820" calcext:value-type="float">
            <text:p>1820</text:p>
          </table:table-cell>
          <table:table-cell office:value-type="float" office:value="1543" calcext:value-type="float">
            <text:p>1543</text:p>
          </table:table-cell>
          <table:table-cell table:style-name="ce2" office:value-type="float" office:value="1378" calcext:value-type="float">
            <text:p>1378</text:p>
          </table:table-cell>
          <table:table-cell table:style-name="ce6" office:value-type="float" office:value="1085" calcext:value-type="float">
            <text:p>1085</text:p>
          </table:table-cell>
          <table:table-cell table:style-name="ce2" office:value-type="float" office:value="911" calcext:value-type="float">
            <text:p>911</text:p>
          </table:table-cell>
          <table:table-cell table:style-name="ce2" office:value-type="float" office:value="699" calcext:value-type="float">
            <text:p>699</text:p>
          </table:table-cell>
          <table:table-cell table:style-name="ce2" office:value-type="float" office:value="578" calcext:value-type="float">
            <text:p>578</text:p>
          </table:table-cell>
          <table:table-cell table:style-name="ce2" office:value-type="float" office:value="489" calcext:value-type="float">
            <text:p>489</text:p>
          </table:table-cell>
          <table:table-cell table:style-name="ce2" table:number-columns-repeated="2"/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38" calcext:value-type="float">
            <text:p>38</text:p>
          </table:table-cell>
          <table:table-cell table:style-name="ce2"/>
          <table:table-cell table:number-columns-repeated="1004"/>
        </table:table-row>
        <table:table-row table:style-name="ro3">
          <table:table-cell table:style-name="ce2" office:value-type="string" calcext:value-type="string">
            <text:p>Hauts-de-France</text:p>
          </table:table-cell>
          <table:table-cell table:style-name="ce2" office:value-type="float" office:value="791" calcext:value-type="float">
            <text:p>791</text:p>
          </table:table-cell>
          <table:table-cell table:style-name="ce2" office:value-type="float" office:value="759" calcext:value-type="float">
            <text:p>759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float" office:value="665" calcext:value-type="float">
            <text:p>665</text:p>
          </table:table-cell>
          <table:table-cell table:style-name="ce2" office:value-type="float" office:value="612" calcext:value-type="float">
            <text:p>612</text:p>
          </table:table-cell>
          <table:table-cell office:value-type="float" office:value="585" calcext:value-type="float">
            <text:p>585</text:p>
          </table:table-cell>
          <table:table-cell table:style-name="ce2" office:value-type="float" office:value="507" calcext:value-type="float">
            <text:p>507</text:p>
          </table:table-cell>
          <table:table-cell table:style-name="ce6" office:value-type="float" office:value="466" calcext:value-type="float">
            <text:p>466</text:p>
          </table:table-cell>
          <table:table-cell table:style-name="ce2" office:value-type="float" office:value="397" calcext:value-type="float">
            <text:p>397</text:p>
          </table:table-cell>
          <table:table-cell table:style-name="ce2" office:value-type="float" office:value="349" calcext:value-type="float">
            <text:p>349</text:p>
          </table:table-cell>
          <table:table-cell table:style-name="ce2" office:value-type="float" office:value="263" calcext:value-type="float">
            <text:p>263</text:p>
          </table:table-cell>
          <table:table-cell table:style-name="ce2" office:value-type="float" office:value="249" calcext:value-type="float">
            <text:p>249</text:p>
          </table:table-cell>
          <table:table-cell table:style-name="ce2" table:number-columns-repeated="2"/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65" calcext:value-type="float">
            <text:p>65</text:p>
          </table:table-cell>
          <table:table-cell table:style-name="ce2"/>
          <table:table-cell table:number-columns-repeated="1004"/>
        </table:table-row>
        <table:table-row table:style-name="ro3">
          <table:table-cell table:style-name="ce2" office:value-type="string" calcext:value-type="string">
            <text:p>Ile-de-France</text:p>
          </table:table-cell>
          <table:table-cell table:style-name="ce2" office:value-type="float" office:value="4695" calcext:value-type="float">
            <text:p>4695</text:p>
          </table:table-cell>
          <table:table-cell table:style-name="ce2" office:value-type="float" office:value="3818" calcext:value-type="float">
            <text:p>3818</text:p>
          </table:table-cell>
          <table:table-cell table:style-name="ce2" office:value-type="float" office:value="3384" calcext:value-type="float">
            <text:p>3384</text:p>
          </table:table-cell>
          <table:table-cell table:style-name="ce2" office:value-type="float" office:value="2693" calcext:value-type="float">
            <text:p>2693</text:p>
          </table:table-cell>
          <table:table-cell table:style-name="ce2" office:value-type="float" office:value="2177" calcext:value-type="float">
            <text:p>2177</text:p>
          </table:table-cell>
          <table:table-cell office:value-type="float" office:value="1762" calcext:value-type="float">
            <text:p>1762</text:p>
          </table:table-cell>
          <table:table-cell table:style-name="ce2" office:value-type="float" office:value="1209" calcext:value-type="float">
            <text:p>1209</text:p>
          </table:table-cell>
          <table:table-cell table:style-name="ce6" office:value-type="float" office:value="949" calcext:value-type="float">
            <text:p>949</text:p>
          </table:table-cell>
          <table:table-cell table:style-name="ce2" office:value-type="float" office:value="721" calcext:value-type="float">
            <text:p>721</text:p>
          </table:table-cell>
          <table:table-cell table:style-name="ce2" office:value-type="float" office:value="577" calcext:value-type="float">
            <text:p>577</text:p>
          </table:table-cell>
          <table:table-cell table:style-name="ce2" office:value-type="float" office:value="492" calcext:value-type="float">
            <text:p>492</text:p>
          </table:table-cell>
          <table:table-cell table:style-name="ce2" office:value-type="float" office:value="468" calcext:value-type="float">
            <text:p>468</text:p>
          </table:table-cell>
          <table:table-cell table:style-name="ce2" table:number-columns-repeated="2"/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55" calcext:value-type="float">
            <text:p>55</text:p>
          </table:table-cell>
          <table:table-cell table:style-name="ce2"/>
          <table:table-cell table:number-columns-repeated="1004"/>
        </table:table-row>
        <table:table-row table:style-name="ro3">
          <table:table-cell table:style-name="ce2" office:value-type="string" calcext:value-type="string">
            <text:p>Normandie</text:p>
          </table:table-cell>
          <table:table-cell table:style-name="ce2" office:value-type="float" office:value="345" calcext:value-type="float">
            <text:p>345</text:p>
          </table:table-cell>
          <table:table-cell table:style-name="ce2" office:value-type="float" office:value="287" calcext:value-type="float">
            <text:p>287</text:p>
          </table:table-cell>
          <table:table-cell table:style-name="ce2" office:value-type="float" office:value="241" calcext:value-type="float">
            <text:p>241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174" calcext:value-type="float">
            <text:p>174</text:p>
          </table:table-cell>
          <table:table-cell office:value-type="float" office:value="156" calcext:value-type="float">
            <text:p>156</text:p>
          </table:table-cell>
          <table:table-cell table:style-name="ce2" office:value-type="float" office:value="143" calcext:value-type="float">
            <text:p>143</text:p>
          </table:table-cell>
          <table:table-cell table:style-name="ce6" office:value-type="float" office:value="127" calcext:value-type="float">
            <text:p>127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2"/>
          <table:table-cell table:number-columns-repeated="2" table:style-name="ce2" office:value-type="float" office:value="11" calcext:value-type="float">
            <text:p>1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1004"/>
        </table:table-row>
        <table:table-row table:style-name="ro3">
          <table:table-cell table:style-name="ce2" office:value-type="string" calcext:value-type="string">
            <text:p>Nouvelle-Aquitaine</text:p>
          </table:table-cell>
          <table:table-cell table:style-name="ce2" office:value-type="float" office:value="521" calcext:value-type="float">
            <text:p>521</text:p>
          </table:table-cell>
          <table:table-cell table:style-name="ce2" office:value-type="float" office:value="432" calcext:value-type="float">
            <text:p>432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37" calcext:value-type="float">
            <text:p>237</text:p>
          </table:table-cell>
          <table:table-cell table:style-name="ce2" office:value-type="float" office:value="200" calcext:value-type="float">
            <text:p>200</text:p>
          </table:table-cell>
          <table:table-cell office:value-type="float" office:value="178" calcext:value-type="float">
            <text:p>178</text:p>
          </table:table-cell>
          <table:table-cell table:style-name="ce2" office:value-type="float" office:value="144" calcext:value-type="float">
            <text:p>144</text:p>
          </table:table-cell>
          <table:table-cell table:style-name="ce6" office:value-type="float" office:value="130" calcext:value-type="float">
            <text:p>130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57" calcext:value-type="float">
            <text:p>57</text:p>
          </table:table-cell>
          <table:table-cell table:style-name="ce2" table:number-columns-repeated="2"/>
          <table:table-cell table:style-name="ce2" office:value-type="float" office:value="17" calcext:value-type="float">
            <text:p>17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number-columns-repeated="1004"/>
        </table:table-row>
        <table:table-row table:style-name="ro3">
          <table:table-cell table:style-name="ce2" office:value-type="string" calcext:value-type="string">
            <text:p>Occitanie</text:p>
          </table:table-cell>
          <table:table-cell table:style-name="ce2" office:value-type="float" office:value="611" calcext:value-type="float">
            <text:p>611</text:p>
          </table:table-cell>
          <table:table-cell table:style-name="ce2" office:value-type="float" office:value="537" calcext:value-type="float">
            <text:p>537</text:p>
          </table:table-cell>
          <table:table-cell table:style-name="ce2" office:value-type="float" office:value="444" calcext:value-type="float">
            <text:p>444</text:p>
          </table:table-cell>
          <table:table-cell table:style-name="ce2" office:value-type="float" office:value="371" calcext:value-type="float">
            <text:p>371</text:p>
          </table:table-cell>
          <table:table-cell table:style-name="ce2" office:value-type="float" office:value="311" calcext:value-type="float">
            <text:p>311</text:p>
          </table:table-cell>
          <table:table-cell office:value-type="float" office:value="262" calcext:value-type="float">
            <text:p>262</text:p>
          </table:table-cell>
          <table:table-cell table:style-name="ce2" office:value-type="float" office:value="243" calcext:value-type="float">
            <text:p>243</text:p>
          </table:table-cell>
          <table:table-cell table:style-name="ce6" office:value-type="float" office:value="214" calcext:value-type="float">
            <text:p>214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70" calcext:value-type="float">
            <text:p>70</text:p>
          </table:table-cell>
          <table:table-cell table:style-name="ce2" table:number-columns-repeated="2"/>
          <table:table-cell table:style-name="ce2" office:value-type="float" office:value="36" calcext:value-type="float">
            <text:p>3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9" calcext:value-type="float">
            <text:p>9</text:p>
          </table:table-cell>
          <table:table-cell table:style-name="ce2"/>
          <table:table-cell table:number-columns-repeated="1004"/>
        </table:table-row>
        <table:table-row table:style-name="ro3">
          <table:table-cell table:style-name="ce2" office:value-type="string" calcext:value-type="string">
            <text:p>Pays de la Loire</text:p>
          </table:table-cell>
          <table:table-cell table:style-name="ce2" office:value-type="float" office:value="234" calcext:value-type="float">
            <text:p>234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26" calcext:value-type="float">
            <text:p>126</text:p>
          </table:table-cell>
          <table:table-cell office:value-type="float" office:value="108" calcext:value-type="float">
            <text:p>108</text:p>
          </table:table-cell>
          <table:table-cell table:style-name="ce2" office:value-type="float" office:value="98" calcext:value-type="float">
            <text:p>98</text:p>
          </table:table-cell>
          <table:table-cell table:style-name="ce6" office:value-type="float" office:value="82" calcext:value-type="float">
            <text:p>82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1" calcext:value-type="float">
            <text:p>31</text:p>
          </table:table-cell>
          <table:table-cell table:style-name="ce2" table:number-columns-repeated="2"/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/>
          <table:table-cell table:number-columns-repeated="1004"/>
        </table:table-row>
        <table:table-row table:style-name="ro3">
          <table:table-cell table:style-name="ce2" office:value-type="string" calcext:value-type="string">
            <text:p>Provence-Alpes-Côte d’Azur</text:p>
          </table:table-cell>
          <table:table-cell table:style-name="ce2" office:value-type="float" office:value="1041" calcext:value-type="float">
            <text:p>1041</text:p>
          </table:table-cell>
          <table:table-cell table:style-name="ce2" office:value-type="float" office:value="826" calcext:value-type="float">
            <text:p>826</text:p>
          </table:table-cell>
          <table:table-cell table:style-name="ce2" office:value-type="float" office:value="693" calcext:value-type="float">
            <text:p>693</text:p>
          </table:table-cell>
          <table:table-cell table:style-name="ce2" office:value-type="float" office:value="574" calcext:value-type="float">
            <text:p>574</text:p>
          </table:table-cell>
          <table:table-cell table:style-name="ce2" office:value-type="float" office:value="478" calcext:value-type="float">
            <text:p>478</text:p>
          </table:table-cell>
          <table:table-cell office:value-type="float" office:value="405" calcext:value-type="float">
            <text:p>405</text:p>
          </table:table-cell>
          <table:table-cell table:style-name="ce2" office:value-type="float" office:value="330" calcext:value-type="float">
            <text:p>330</text:p>
          </table:table-cell>
          <table:table-cell table:style-name="ce6" office:value-type="float" office:value="281" calcext:value-type="float">
            <text:p>281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10" calcext:value-type="float">
            <text:p>110</text:p>
          </table:table-cell>
          <table:table-cell table:style-name="ce2" table:number-columns-repeated="2"/>
          <table:table-cell table:style-name="ce2" office:value-type="float" office:value="38" calcext:value-type="float">
            <text:p>38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3" calcext:value-type="float">
            <text:p>13</text:p>
          </table:table-cell>
          <table:table-cell table:style-name="ce2"/>
          <table:table-cell table:number-columns-repeated="1004"/>
        </table:table-row>
        <table:table-row table:style-name="ro3">
          <table:table-cell table:style-name="ce4" office:value-type="string" calcext:value-type="string">
            <text:p>Total Métropole</text:p>
          </table:table-cell>
          <table:table-cell table:style-name="ce4" table:formula="of:=SUM([.B6:.B18])" office:value-type="float" office:value="14282" calcext:value-type="float">
            <text:p>14282</text:p>
          </table:table-cell>
          <table:table-cell table:style-name="ce4" table:formula="of:=SUM([.C6:.C18])" office:value-type="float" office:value="12459" calcext:value-type="float">
            <text:p>12459</text:p>
          </table:table-cell>
          <table:table-cell table:style-name="ce4" table:formula="of:=SUM([.D6:.D18])" office:value-type="float" office:value="10871" calcext:value-type="float">
            <text:p>10871</text:p>
          </table:table-cell>
          <table:table-cell table:style-name="ce4" table:formula="of:=SUM([.E6:.E18])" office:value-type="float" office:value="9043" calcext:value-type="float">
            <text:p>9043</text:p>
          </table:table-cell>
          <table:table-cell table:style-name="ce4" table:formula="of:=SUM([.F6:.F18])" office:value-type="float" office:value="7652" calcext:value-type="float">
            <text:p>7652</text:p>
          </table:table-cell>
          <table:table-cell table:style-name="ce4" table:formula="of:=SUM([.G6:.G18])" office:value-type="float" office:value="6573" calcext:value-type="float">
            <text:p>6573</text:p>
          </table:table-cell>
          <table:table-cell table:style-name="ce4" table:formula="of:=SUM([.H6:.H18])" office:value-type="float" office:value="5380" calcext:value-type="float">
            <text:p>5380</text:p>
          </table:table-cell>
          <table:table-cell table:style-name="ce4" table:formula="of:=SUM([.I6:.I18])" office:value-type="float" office:value="4469" calcext:value-type="float">
            <text:p>4469</text:p>
          </table:table-cell>
          <table:table-cell table:style-name="ce4" table:formula="of:=SUM([.J6:.J18])" office:value-type="float" office:value="3640" calcext:value-type="float">
            <text:p>3640</text:p>
          </table:table-cell>
          <table:table-cell table:style-name="ce4" table:formula="of:=SUM([.K6:.K18])" office:value-type="float" office:value="2864" calcext:value-type="float">
            <text:p>2864</text:p>
          </table:table-cell>
          <table:table-cell table:style-name="ce4" table:formula="of:=SUM([.L6:.L18])" office:value-type="float" office:value="2269" calcext:value-type="float">
            <text:p>2269</text:p>
          </table:table-cell>
          <table:table-cell table:style-name="ce4" table:formula="of:=SUM([.M6:.M18])" office:value-type="float" office:value="2030" calcext:value-type="float">
            <text:p>2030</text:p>
          </table:table-cell>
          <table:table-cell table:style-name="ce4" table:number-columns-repeated="2"/>
          <table:table-cell table:style-name="ce4" office:value-type="float" office:value="939" calcext:value-type="float">
            <text:p>939</text:p>
          </table:table-cell>
          <table:table-cell table:style-name="ce4" office:value-type="float" office:value="603" calcext:value-type="float">
            <text:p>603</text:p>
          </table:table-cell>
          <table:table-cell table:style-name="ce4"/>
          <table:table-cell table:style-name="ce4" office:value-type="float" office:value="282" calcext:value-type="float">
            <text:p>282</text:p>
          </table:table-cell>
          <table:table-cell table:style-name="ce4"/>
          <table:table-cell table:style-name="ce13" table:number-columns-repeated="1004"/>
        </table:table-row>
        <table:table-row table:style-name="ro3">
          <table:table-cell table:style-name="ce2" office:value-type="string" calcext:value-type="string">
            <text:p>Guadeloupe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table:style-name="ce2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/>
          <table:table-cell table:number-columns-repeated="1004"/>
        </table:table-row>
        <table:table-row table:style-name="ro3">
          <table:table-cell table:style-name="ce2" office:value-type="string" calcext:value-type="string">
            <text:p>Saint-Barthélémy</text:p>
          </table:table-cell>
          <table:table-cell table:number-columns-repeated="5" table:style-name="ce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number-columns-repeated="1004"/>
        </table:table-row>
        <table:table-row table:style-name="ro3">
          <table:table-cell table:style-name="ce2" office:value-type="string" calcext:value-type="string">
            <text:p>Saint-Martin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2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number-columns-repeated="1004"/>
        </table:table-row>
        <table:table-row table:style-name="ro3">
          <table:table-cell table:style-name="ce2" office:value-type="string" calcext:value-type="string">
            <text:p>Guyane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2"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style-name="ce2" office:value-type="float" office:value="7" calcext:value-type="float">
            <text:p>7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table:number-columns-repeated="2"/>
          <table:table-cell table:number-columns-repeated="3"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1004"/>
        </table:table-row>
        <table:table-row table:style-name="ro3">
          <table:table-cell table:style-name="ce2" office:value-type="string" calcext:value-type="string">
            <text:p>Martinique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2" table:style-name="ce2" office:value-type="float" office:value="32" calcext:value-type="float">
            <text:p>3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style-name="ce2" office:value-type="float" office:value="15" calcext:value-type="float">
            <text:p>15</text:p>
          </table:table-cell>
          <table:table-cell table:style-name="ce6" office:value-type="float" office:value="10" calcext:value-type="float">
            <text:p>1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table:number-columns-repeated="2"/>
          <table:table-cell table:number-columns-repeated="2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number-columns-repeated="1004"/>
        </table:table-row>
        <table:table-row table:style-name="ro3">
          <table:table-cell table:style-name="ce2" office:value-type="string" calcext:value-type="string">
            <text:p>Mayotte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4" table:style-name="ce2" office:value-type="float" office:value="0" calcext:value-type="float">
            <text:p>0</text:p>
          </table:table-cell>
          <table:table-cell table:style-name="ce2"/>
          <table:table-cell table:number-columns-repeated="1004"/>
        </table:table-row>
        <table:table-row table:style-name="ro3">
          <table:table-cell table:style-name="ce2" office:value-type="string" calcext:value-type="string">
            <text:p>La Réunion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9" calcext:value-type="float">
            <text:p>9</text:p>
          </table:table-cell>
          <table:table-cell table:style-name="ce6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4" table:style-name="ce2" office:value-type="float" office:value="0" calcext:value-type="float">
            <text:p>0</text:p>
          </table:table-cell>
          <table:table-cell table:style-name="ce2"/>
          <table:table-cell table:number-columns-repeated="1004"/>
        </table:table-row>
        <table:table-row table:style-name="ro3">
          <table:table-cell table:style-name="ce4" office:value-type="string" calcext:value-type="string">
            <text:p>Total Outre Mer</text:p>
          </table:table-cell>
          <table:table-cell table:style-name="ce4" table:formula="of:=SUM([.B20:.B26])" office:value-type="float" office:value="177" calcext:value-type="float">
            <text:p>177</text:p>
          </table:table-cell>
          <table:table-cell table:style-name="ce4" table:formula="of:=SUM([.C20:.C26])" office:value-type="float" office:value="150" calcext:value-type="float">
            <text:p>150</text:p>
          </table:table-cell>
          <table:table-cell table:style-name="ce4" table:formula="of:=SUM([.D20:.D26])" office:value-type="float" office:value="124" calcext:value-type="float">
            <text:p>124</text:p>
          </table:table-cell>
          <table:table-cell table:style-name="ce4" table:formula="of:=SUM([.E20:.E26])" office:value-type="float" office:value="91" calcext:value-type="float">
            <text:p>91</text:p>
          </table:table-cell>
          <table:table-cell table:style-name="ce4" table:formula="of:=SUM([.F20:.F26])" office:value-type="float" office:value="78" calcext:value-type="float">
            <text:p>78</text:p>
          </table:table-cell>
          <table:table-cell table:style-name="ce4" table:formula="of:=SUM([.G20:.G26])" office:value-type="float" office:value="60" calcext:value-type="float">
            <text:p>60</text:p>
          </table:table-cell>
          <table:table-cell table:style-name="ce4" table:formula="of:=SUM([.H20:.H26])" office:value-type="float" office:value="43" calcext:value-type="float">
            <text:p>43</text:p>
          </table:table-cell>
          <table:table-cell table:style-name="ce4" table:formula="of:=SUM([.I20:.I26])" office:value-type="float" office:value="30" calcext:value-type="float">
            <text:p>30</text:p>
          </table:table-cell>
          <table:table-cell table:style-name="ce4" table:formula="of:=SUM([.J20:.J26])" office:value-type="float" office:value="21" calcext:value-type="float">
            <text:p>21</text:p>
          </table:table-cell>
          <table:table-cell table:style-name="ce4" table:formula="of:=SUM([.K20:.K26])" office:value-type="float" office:value="16" calcext:value-type="float">
            <text:p>16</text:p>
          </table:table-cell>
          <table:table-cell table:style-name="ce4" table:formula="of:=SUM([.L20:.L26])" office:value-type="float" office:value="12" calcext:value-type="float">
            <text:p>12</text:p>
          </table:table-cell>
          <table:table-cell table:style-name="ce4" table:formula="of:=SUM([.M20:.M26])" office:value-type="float" office:value="9" calcext:value-type="float">
            <text:p>9</text:p>
          </table:table-cell>
          <table:table-cell table:style-name="ce4" table:number-columns-repeated="2"/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13" table:number-columns-repeated="1004"/>
        </table:table-row>
        <table:table-row table:style-name="ro3">
          <table:table-cell table:style-name="ce5" table:number-columns-repeated="8"/>
          <table:table-cell table:style-name="ce8"/>
          <table:table-cell table:style-name="ce5" table:number-columns-repeated="11"/>
          <table:table-cell table:style-name="ce14" table:number-columns-repeated="1004"/>
        </table:table-row>
        <table:table-row table:style-name="ro3">
          <table:table-cell table:style-name="ce1" office:value-type="string" calcext:value-type="string">
            <text:p>Décès</text:p>
          </table:table-cell>
          <table:table-cell table:style-name="ce1" table:number-columns-repeated="7"/>
          <table:table-cell table:style-name="ce6"/>
          <table:table-cell table:style-name="ce2" table:number-columns-repeated="11"/>
          <table:table-cell table:number-columns-repeated="1004"/>
        </table:table-row>
        <table:table-row table:style-name="ro3">
          <table:table-cell table:style-name="ce2" office:value-type="string" calcext:value-type="string">
            <text:p>Date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style-name="ce2" office:value-type="float" office:value="15" calcext:value-type="float">
            <text:p>15</text:p>
          </table:table-cell>
          <table:table-cell table:style-name="ce6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Monde</text:p>
          </table:table-cell>
          <table:table-cell table:style-name="ce3" office:value-type="float" office:value="11252" calcext:value-type="float">
            <text:p>11252</text:p>
          </table:table-cell>
          <table:table-cell table:style-name="ce3" office:value-type="float" office:value="9885" calcext:value-type="float">
            <text:p>9885</text:p>
          </table:table-cell>
          <table:table-cell table:style-name="ce3" office:value-type="float" office:value="8843" calcext:value-type="float">
            <text:p>8843</text:p>
          </table:table-cell>
          <table:table-cell table:style-name="ce3" office:value-type="float" office:value="7869" calcext:value-type="float">
            <text:p>7869</text:p>
          </table:table-cell>
          <table:table-cell table:style-name="ce3" office:value-type="float" office:value="7103" calcext:value-type="float">
            <text:p>7103</text:p>
          </table:table-cell>
          <table:table-cell table:style-name="ce3" office:value-type="float" office:value="6507" calcext:value-type="float">
            <text:p>6507</text:p>
          </table:table-cell>
          <table:table-cell table:style-name="ce3" office:value-type="float" office:value="5758" calcext:value-type="float">
            <text:p>5758</text:p>
          </table:table-cell>
          <table:table-cell table:style-name="ce7" office:value-type="float" office:value="5407" calcext:value-type="float">
            <text:p>5407</text:p>
          </table:table-cell>
          <table:table-cell table:style-name="ce3" office:value-type="float" office:value="5065" calcext:value-type="float">
            <text:p>5065</text:p>
          </table:table-cell>
          <table:table-cell table:style-name="ce3" office:value-type="float" office:value="4641" calcext:value-type="float">
            <text:p>4641</text:p>
          </table:table-cell>
          <table:table-cell table:style-name="ce3" office:value-type="float" office:value="4566" calcext:value-type="float">
            <text:p>4566</text:p>
          </table:table-cell>
          <table:table-cell table:style-name="ce3" office:value-type="float" office:value="4292" calcext:value-type="float">
            <text:p>4292</text:p>
          </table:table-cell>
          <table:table-cell table:style-name="ce3" office:value-type="float" office:value="3811" calcext:value-type="float">
            <text:p>3811</text:p>
          </table:table-cell>
          <table:table-cell table:style-name="ce3" office:value-type="float" office:value="3584" calcext:value-type="float">
            <text:p>3584</text:p>
          </table:table-cell>
          <table:table-cell table:style-name="ce3" office:value-type="float" office:value="3488" calcext:value-type="float">
            <text:p>3488</text:p>
          </table:table-cell>
          <table:table-cell table:style-name="ce3" office:value-type="float" office:value="3385" calcext:value-type="float">
            <text:p>3385</text:p>
          </table:table-cell>
          <table:table-cell table:style-name="ce3" office:value-type="float" office:value="3282" calcext:value-type="float">
            <text:p>3282</text:p>
          </table:table-cell>
          <table:table-cell table:style-name="ce3" office:value-type="float" office:value="3202" calcext:value-type="float">
            <text:p>3202</text:p>
          </table:table-cell>
          <table:table-cell table:style-name="ce3"/>
          <table:table-cell table:style-name="ce12" table:number-columns-repeated="1004"/>
        </table:table-row>
        <table:table-row table:style-name="ro3">
          <table:table-cell table:style-name="ce2" office:value-type="string" calcext:value-type="string">
            <text:p>Europe</text:p>
          </table:table-cell>
          <table:table-cell table:style-name="ce2" office:value-type="float" office:value="5999" calcext:value-type="float">
            <text:p>5999</text:p>
          </table:table-cell>
          <table:table-cell table:style-name="ce2" office:value-type="float" office:value="4885" calcext:value-type="float">
            <text:p>4885</text:p>
          </table:table-cell>
          <table:table-cell table:style-name="ce2" office:value-type="float" office:value="4049" calcext:value-type="float">
            <text:p>4049</text:p>
          </table:table-cell>
          <table:table-cell table:style-name="ce2" office:value-type="float" office:value="3340" calcext:value-type="float">
            <text:p>3340</text:p>
          </table:table-cell>
          <table:table-cell table:style-name="ce2" office:value-type="float" office:value="2740" calcext:value-type="float">
            <text:p>2740</text:p>
          </table:table-cell>
          <table:table-cell office:value-type="float" office:value="2337" calcext:value-type="float">
            <text:p>2337</text:p>
          </table:table-cell>
          <table:table-cell table:style-name="ce2" office:value-type="float" office:value="1744" calcext:value-type="float">
            <text:p>1744</text:p>
          </table:table-cell>
          <table:table-cell table:style-name="ce6" office:value-type="float" office:value="1513" calcext:value-type="float">
            <text:p>1513</text:p>
          </table:table-cell>
          <table:table-cell table:style-name="ce2" table:number-columns-repeated="2"/>
          <table:table-cell table:style-name="ce2" office:value-type="float" office:value="930" calcext:value-type="float">
            <text:p>930</text:p>
          </table:table-cell>
          <table:table-cell table:style-name="ce2" office:value-type="float" office:value="716" calcext:value-type="float">
            <text:p>716</text:p>
          </table:table-cell>
          <table:table-cell table:style-name="ce2" office:value-type="float" office:value="396" calcext:value-type="float">
            <text:p>396</text:p>
          </table:table-cell>
          <table:table-cell table:style-name="ce2" office:value-type="float" office:value="251" calcext:value-type="float">
            <text:p>251</text:p>
          </table:table-cell>
          <table:table-cell table:style-name="ce2" office:value-type="float" office:value="213" calcext:value-type="float">
            <text:p>213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85" calcext:value-type="float">
            <text:p>85</text:p>
          </table:table-cell>
          <table:table-cell table:style-name="ce2"/>
          <table:table-cell table:number-columns-repeated="1004"/>
        </table:table-row>
        <table:table-row table:style-name="ro3">
          <table:table-cell table:style-name="ce4" office:value-type="string" calcext:value-type="string">
            <text:p>France</text:p>
          </table:table-cell>
          <table:table-cell table:style-name="ce4" office:value-type="float" office:value="562" calcext:value-type="float">
            <text:p>562</text:p>
          </table:table-cell>
          <table:table-cell table:style-name="ce4" office:value-type="float" office:value="450" calcext:value-type="float">
            <text:p>450</text:p>
          </table:table-cell>
          <table:table-cell table:style-name="ce4" office:value-type="float" office:value="372" calcext:value-type="float">
            <text:p>372</text:p>
          </table:table-cell>
          <table:table-cell table:style-name="ce4" office:value-type="float" office:value="244" calcext:value-type="float">
            <text:p>244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148" calcext:value-type="float">
            <text:p>148</text:p>
          </table:table-cell>
          <table:table-cell table:style-name="ce4" office:value-type="float" office:value="127" calcext:value-type="float">
            <text:p>127</text:p>
          </table:table-cell>
          <table:table-cell table:style-name="ce9" office:value-type="float" office:value="91" calcext:value-type="float">
            <text:p>91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13" table:number-columns-repeated="1004"/>
        </table:table-row>
        <table:table-row table:style-name="ro3">
          <table:table-cell table:style-name="ce2" office:value-type="string" calcext:value-type="string">
            <text:p>Auvergne-Rhône-Alpes</text:p>
          </table:table-cell>
          <table:table-cell table:style-name="ce2" table:number-columns-repeated="5"/>
          <table:table-cell/>
          <table:table-cell table:style-name="ce2"/>
          <table:table-cell table:style-name="ce6" office:value-type="float" office:value="12" calcext:value-type="float">
            <text:p>12</text:p>
          </table:table-cell>
          <table:table-cell table:style-name="ce2"/>
          <table:table-cell table:style-name="ce2" office:value-type="float" office:value="7" calcext:value-type="float">
            <text:p>7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 table:style-name="ce2" table:number-columns-repeated="6"/>
          <table:table-cell table:number-columns-repeated="1004"/>
        </table:table-row>
        <table:table-row table:style-name="ro3">
          <table:table-cell table:style-name="ce2" office:value-type="string" calcext:value-type="string">
            <text:p>Bourgogne-Franche-Comté</text:p>
          </table:table-cell>
          <table:table-cell table:style-name="ce2" table:number-columns-repeated="5"/>
          <table:table-cell/>
          <table:table-cell table:style-name="ce2"/>
          <table:table-cell table:style-name="ce6"/>
          <table:table-cell table:style-name="ce2" table:number-columns-repeated="11"/>
          <table:table-cell table:number-columns-repeated="1004"/>
        </table:table-row>
        <table:table-row table:style-name="ro3">
          <table:table-cell table:style-name="ce2" office:value-type="string" calcext:value-type="string">
            <text:p>Bretagne</text:p>
          </table:table-cell>
          <table:table-cell table:style-name="ce2" table:number-columns-repeated="5"/>
          <table:table-cell/>
          <table:table-cell table:style-name="ce2"/>
          <table:table-cell table:style-name="ce6"/>
          <table:table-cell table:style-name="ce2" table:number-columns-repeated="11"/>
          <table:table-cell table:number-columns-repeated="1004"/>
        </table:table-row>
        <table:table-row table:style-name="ro3">
          <table:table-cell table:style-name="ce2" office:value-type="string" calcext:value-type="string">
            <text:p>Centre-Val de Loire</text:p>
          </table:table-cell>
          <table:table-cell table:style-name="ce2" table:number-columns-repeated="5"/>
          <table:table-cell/>
          <table:table-cell table:style-name="ce2"/>
          <table:table-cell table:style-name="ce6"/>
          <table:table-cell table:style-name="ce2" table:number-columns-repeated="11"/>
          <table:table-cell table:number-columns-repeated="1004"/>
        </table:table-row>
        <table:table-row table:style-name="ro3">
          <table:table-cell table:style-name="ce2" office:value-type="string" calcext:value-type="string">
            <text:p>Corse</text:p>
          </table:table-cell>
          <table:table-cell table:style-name="ce2" table:number-columns-repeated="5"/>
          <table:table-cell table:number-columns-repeated="1018"/>
        </table:table-row>
        <table:table-row table:style-name="ro3">
          <table:table-cell table:style-name="ce2" office:value-type="string" calcext:value-type="string">
            <text:p>Grand Est</text:p>
          </table:table-cell>
          <table:table-cell table:style-name="ce2" table:number-columns-repeated="5"/>
          <table:table-cell table:number-columns-repeated="2"/>
          <table:table-cell table:style-name="ce11" table:number-columns-repeated="15"/>
          <table:table-cell table:number-columns-repeated="1001"/>
        </table:table-row>
        <table:table-row table:style-name="ro3">
          <table:table-cell table:style-name="ce2" office:value-type="string" calcext:value-type="string">
            <text:p>Hauts-de-France</text:p>
          </table:table-cell>
          <table:table-cell table:style-name="ce2" table:number-columns-repeated="5"/>
          <table:table-cell table:number-columns-repeated="1018"/>
        </table:table-row>
        <table:table-row table:style-name="ro3">
          <table:table-cell table:style-name="ce2" office:value-type="string" calcext:value-type="string">
            <text:p>Ile-de-France</text:p>
          </table:table-cell>
          <table:table-cell table:style-name="ce2" table:number-columns-repeated="5"/>
          <table:table-cell table:number-columns-repeated="1018"/>
        </table:table-row>
        <table:table-row table:style-name="ro3">
          <table:table-cell table:style-name="ce2" office:value-type="string" calcext:value-type="string">
            <text:p>Normandie</text:p>
          </table:table-cell>
          <table:table-cell table:style-name="ce2" table:number-columns-repeated="5"/>
          <table:table-cell table:number-columns-repeated="1018"/>
        </table:table-row>
        <table:table-row table:style-name="ro3">
          <table:table-cell table:style-name="ce2" office:value-type="string" calcext:value-type="string">
            <text:p>Nouvelle-Aquitaine</text:p>
          </table:table-cell>
          <table:table-cell table:style-name="ce2" table:number-columns-repeated="5"/>
          <table:table-cell table:number-columns-repeated="1018"/>
        </table:table-row>
        <table:table-row table:style-name="ro3">
          <table:table-cell table:style-name="ce2" office:value-type="string" calcext:value-type="string">
            <text:p>Occitanie</text:p>
          </table:table-cell>
          <table:table-cell table:style-name="ce2" table:number-columns-repeated="5"/>
          <table:table-cell table:number-columns-repeated="1018"/>
        </table:table-row>
        <table:table-row table:style-name="ro3">
          <table:table-cell table:style-name="ce2" office:value-type="string" calcext:value-type="string">
            <text:p>Pays de la Loire</text:p>
          </table:table-cell>
          <table:table-cell table:style-name="ce2" table:number-columns-repeated="5"/>
          <table:table-cell table:number-columns-repeated="1018"/>
        </table:table-row>
        <table:table-row table:style-name="ro3">
          <table:table-cell table:style-name="ce2" office:value-type="string" calcext:value-type="string">
            <text:p>Provence-Alpes-Côte d’Azur</text:p>
          </table:table-cell>
          <table:table-cell table:style-name="ce2" table:number-columns-repeated="5"/>
          <table:table-cell table:number-columns-repeated="1018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 calcext:value-type="string">
            <text:p>Drôme / Cas</text:p>
          </table:table-cell>
          <table:table-cell table:number-columns-repeated="6"/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Isère / Cas confirmés</text:p>
          </table:table-cell>
          <table:table-cell table:number-columns-repeated="6"/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Isère / Réanimation</text:p>
          </table:table-cell>
          <table:table-cell table:number-columns-repeated="7"/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Isère / déces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3" table:number-rows-repeated="10485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office:forms form:automatic-focus="false" form:apply-design-mode="false"/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rlito" svg:font-family="Carli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2">00/00/0000</text:date>, <text:time style:data-style-name="N2" text:time-value="21:19:59.5816022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 Hily-Blant</meta:initial-creator>
    <meta:creation-date>2020-03-14T21:49:25.972316002</meta:creation-date>
    <dc:date>2020-03-22T00:20:31.541441658</dc:date>
    <dc:creator>Pierre Hily-Blant</dc:creator>
    <meta:editing-duration>PT8H32M30S</meta:editing-duration>
    <meta:editing-cycles>119</meta:editing-cycles>
    <meta:generator>LibreOffice/5.2.7.2$Linux_X86_64 LibreOffice_project/20m0$Build-2</meta:generator>
    <meta:document-statistic meta:table-count="2" meta:cell-count="566" meta:object-count="2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6" style:family="chart">
      <style:graphic-properties draw:stroke="solid" svg:stroke-color="#b3b3b3" draw:fill="none" draw:fill-color="#e6e6e6"/>
    </style:style>
    <style:style style:name="ch27" style:family="chart">
      <style:graphic-properties svg:stroke-color="#b3b3b3" draw:fill-color="#cccccc"/>
    </style:style>
  </office:automatic-styles>
  <office:body>
    <office:chart>
      <chart:chart svg:width="30.497cm" svg:height="18.098cm" xlink:href=".." xlink:type="simple" chart:class="chart:line" chart:style-name="ch1">
        <chart:title svg:x="14.146cm" svg:y="0.497cm" chart:style-name="ch2">
          <text:p>COVID-19</text:p>
        </chart:title>
        <chart:legend chart:legend-position="end" svg:x="24.814cm" svg:y="5.015cm" style:legend-expansion="high" chart:style-name="ch3"/>
        <chart:plot-area chart:style-name="ch4" table:cell-range-address="Sheet1.C2:Sheet1.S18 Sheet1.A3:Sheet1.A18" chart:data-source-has-labels="both" svg:x="1.62cm" svg:y="1.637cm" svg:width="22.585cm" svg:height="15.119cm">
          <chartooo:coordinate-region svg:x="1.62cm" svg:y="1.836cm" svg:width="20.944cm" svg:height="14.273cm"/>
          <chart:axis chart:dimension="x" chart:name="primary-x" chart:style-name="ch5" chartooo:axis-type="auto">
            <chartooo:date-scale/>
            <chart:title svg:x="12.511cm" svg:y="17.117cm" chart:style-name="ch6">
              <text:p>Date</text:p>
            </chart:title>
            <chart:categories table:cell-range-address="Sheet1.C2:Sheet1.S2"/>
            <chart:grid chart:style-name="ch7" chart:class="major"/>
          </chart:axis>
          <chart:axis chart:dimension="y" chart:name="primary-y" chart:style-name="ch8">
            <chart:title svg:x="0.451cm" svg:y="10.126cm" chart:style-name="ch9">
              <text:p>Contaminés</text:p>
            </chart:title>
            <chart:grid chart:style-name="ch7" chart:class="major"/>
          </chart:axis>
          <chart:series chart:style-name="ch10" chart:values-cell-range-address="Sheet1.C3:Sheet1.S3" chart:label-cell-address="Sheet1.A3:Sheet1.A3" chart:class="chart:line">
            <chart:data-point chart:repeated="17"/>
          </chart:series>
          <chart:series chart:style-name="ch11" chart:values-cell-range-address="Sheet1.C4:Sheet1.S4" chart:label-cell-address="Sheet1.A4:Sheet1.A4" chart:class="chart:line">
            <chart:data-point chart:repeated="17"/>
          </chart:series>
          <chart:series chart:style-name="ch12" chart:values-cell-range-address="Sheet1.C5:Sheet1.S5" chart:label-cell-address="Sheet1.A5:Sheet1.A5" chart:class="chart:line">
            <chart:data-point chart:repeated="17"/>
          </chart:series>
          <chart:series chart:style-name="ch13" chart:values-cell-range-address="Sheet1.C6:Sheet1.S6" chart:label-cell-address="Sheet1.A6:Sheet1.A6" chart:class="chart:line">
            <chart:data-point chart:repeated="17"/>
          </chart:series>
          <chart:series chart:style-name="ch14" chart:values-cell-range-address="Sheet1.C7:Sheet1.S7" chart:label-cell-address="Sheet1.A7:Sheet1.A7" chart:class="chart:line">
            <chart:data-point chart:repeated="17"/>
          </chart:series>
          <chart:series chart:style-name="ch15" chart:values-cell-range-address="Sheet1.C8:Sheet1.S8" chart:label-cell-address="Sheet1.A8:Sheet1.A8" chart:class="chart:line">
            <chart:data-point chart:repeated="17"/>
          </chart:series>
          <chart:series chart:style-name="ch16" chart:values-cell-range-address="Sheet1.C9:Sheet1.S9" chart:label-cell-address="Sheet1.A9:Sheet1.A9" chart:class="chart:line">
            <chart:data-point chart:repeated="17"/>
          </chart:series>
          <chart:series chart:style-name="ch17" chart:values-cell-range-address="Sheet1.C10:Sheet1.S10" chart:label-cell-address="Sheet1.A10:Sheet1.A10" chart:class="chart:line">
            <chart:data-point chart:repeated="17"/>
          </chart:series>
          <chart:series chart:style-name="ch18" chart:values-cell-range-address="Sheet1.C11:Sheet1.S11" chart:label-cell-address="Sheet1.A11:Sheet1.A11" chart:class="chart:line">
            <chart:data-point chart:repeated="17"/>
          </chart:series>
          <chart:series chart:style-name="ch19" chart:values-cell-range-address="Sheet1.C12:Sheet1.S12" chart:label-cell-address="Sheet1.A12:Sheet1.A12" chart:class="chart:line">
            <chart:data-point chart:repeated="17"/>
          </chart:series>
          <chart:series chart:style-name="ch20" chart:values-cell-range-address="Sheet1.C13:Sheet1.S13" chart:label-cell-address="Sheet1.A13:Sheet1.A13" chart:class="chart:line">
            <chart:data-point chart:repeated="17"/>
          </chart:series>
          <chart:series chart:style-name="ch21" chart:values-cell-range-address="Sheet1.C14:Sheet1.S14" chart:label-cell-address="Sheet1.A14:Sheet1.A14" chart:class="chart:line">
            <chart:data-point chart:repeated="17"/>
          </chart:series>
          <chart:series chart:style-name="ch22" chart:values-cell-range-address="Sheet1.C15:Sheet1.S15" chart:label-cell-address="Sheet1.A15:Sheet1.A15" chart:class="chart:line">
            <chart:data-point chart:repeated="17"/>
          </chart:series>
          <chart:series chart:style-name="ch23" chart:values-cell-range-address="Sheet1.C16:Sheet1.S16" chart:label-cell-address="Sheet1.A16:Sheet1.A16" chart:class="chart:line">
            <chart:data-point chart:repeated="17"/>
          </chart:series>
          <chart:series chart:style-name="ch24" chart:values-cell-range-address="Sheet1.C17:Sheet1.S17" chart:label-cell-address="Sheet1.A17:Sheet1.A17" chart:class="chart:line">
            <chart:data-point chart:repeated="17"/>
          </chart:series>
          <chart:series chart:style-name="ch25" chart:values-cell-range-address="Sheet1.C18:Sheet1.S18" chart:label-cell-address="Sheet1.A18:Sheet1.A18" chart:class="chart:line">
            <chart:data-point chart:repeated="17"/>
          </chart:series>
          <chart:wall chart:style-name="ch26"/>
          <chart:floor chart:style-name="ch2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float" office:value="20">
                <text:p>20</text:p>
                <draw:g>
                  <svg:desc>Sheet1.C2:Sheet1.S2</svg:desc>
                </draw:g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Monde</text:p>
                <draw:g>
                  <svg:desc>Sheet1.A3:Sheet1.A3</svg:desc>
                </draw:g>
              </table:table-cell>
              <table:table-cell office:value-type="float" office:value="242488">
                <text:p>242488</text:p>
                <draw:g>
                  <svg:desc>Sheet1.C3:Sheet1.S3</svg:desc>
                </draw:g>
              </table:table-cell>
              <table:table-cell office:value-type="float" office:value="213254">
                <text:p>213254</text:p>
              </table:table-cell>
              <table:table-cell office:value-type="float" office:value="194213">
                <text:p>194213</text:p>
              </table:table-cell>
              <table:table-cell office:value-type="float" office:value="180160">
                <text:p>180160</text:p>
              </table:table-cell>
              <table:table-cell office:value-type="float" office:value="167414">
                <text:p>167414</text:p>
              </table:table-cell>
              <table:table-cell office:value-type="float" office:value="151363">
                <text:p>151363</text:p>
              </table:table-cell>
              <table:table-cell office:value-type="float" office:value="143247">
                <text:p>143247</text:p>
              </table:table-cell>
              <table:table-cell office:value-type="float" office:value="137456">
                <text:p>137456</text:p>
              </table:table-cell>
              <table:table-cell office:value-type="float" office:value="126443">
                <text:p>126443</text:p>
              </table:table-cell>
              <table:table-cell office:value-type="float" office:value="124101">
                <text:p>124101</text:p>
              </table:table-cell>
              <table:table-cell office:value-type="float" office:value="118628">
                <text:p>118628</text:p>
              </table:table-cell>
              <table:table-cell office:value-type="float" office:value="109695">
                <text:p>109695</text:p>
              </table:table-cell>
              <table:table-cell office:value-type="float" office:value="105828">
                <text:p>105828</text:p>
              </table:table-cell>
              <table:table-cell office:value-type="float" office:value="101412">
                <text:p>101412</text:p>
              </table:table-cell>
              <table:table-cell office:value-type="float" office:value="98171">
                <text:p>98171</text:p>
              </table:table-cell>
              <table:table-cell office:value-type="float" office:value="95315">
                <text:p>95315</text:p>
              </table:table-cell>
              <table:table-cell office:value-type="float" office:value="93076">
                <text:p>93076</text:p>
              </table:table-cell>
            </table:table-row>
            <table:table-row>
              <table:table-cell office:value-type="string">
                <text:p>Europe</text:p>
                <draw:g>
                  <svg:desc>Sheet1.A4:Sheet1.A4</svg:desc>
                </draw:g>
              </table:table-cell>
              <table:table-cell office:value-type="float" office:value="102658">
                <text:p>102658</text:p>
                <draw:g>
                  <svg:desc>Sheet1.C4:Sheet1.S4</svg:desc>
                </draw:g>
              </table:table-cell>
              <table:table-cell office:value-type="float" office:value="82869">
                <text:p>82869</text:p>
              </table:table-cell>
              <table:table-cell office:value-type="float" office:value="74399">
                <text:p>74399</text:p>
              </table:table-cell>
              <table:table-cell office:value-type="float" office:value="61098">
                <text:p>61098</text:p>
              </table:table-cell>
              <table:table-cell office:value-type="float" office:value="54425">
                <text:p>54425</text:p>
              </table:table-cell>
              <table:table-cell office:value-type="float" office:value="41499">
                <text:p>41499</text:p>
              </table:table-cell>
              <table:table-cell office:value-type="float" office:value="36229">
                <text:p>36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307">
                <text:p>22307</text:p>
              </table:table-cell>
              <table:table-cell office:value-type="float" office:value="18086">
                <text:p>18086</text:p>
              </table:table-cell>
              <table:table-cell office:value-type="float" office:value="11577">
                <text:p>11577</text:p>
              </table:table-cell>
              <table:table-cell office:value-type="float" office:value="9161">
                <text:p>9161</text:p>
              </table:table-cell>
              <table:table-cell office:value-type="float" office:value="7264">
                <text:p>7264</text:p>
              </table:table-cell>
              <table:table-cell office:value-type="float" office:value="5685">
                <text:p>5685</text:p>
              </table:table-cell>
              <table:table-cell office:value-type="float" office:value="4290">
                <text:p>4290</text:p>
              </table:table-cell>
              <table:table-cell office:value-type="float" office:value="3368">
                <text:p>3368</text:p>
              </table:table-cell>
            </table:table-row>
            <table:table-row>
              <table:table-cell office:value-type="string">
                <text:p>France</text:p>
                <draw:g>
                  <svg:desc>Sheet1.A5:Sheet1.A5</svg:desc>
                </draw:g>
              </table:table-cell>
              <table:table-cell office:value-type="float" office:value="12609">
                <text:p>12609</text:p>
                <draw:g>
                  <svg:desc>Sheet1.C5:Sheet1.S5</svg:desc>
                </draw:g>
              </table:table-cell>
              <table:table-cell office:value-type="float" office:value="10995">
                <text:p>10995</text:p>
              </table:table-cell>
              <table:table-cell office:value-type="float" office:value="9134">
                <text:p>9134</text:p>
              </table:table-cell>
              <table:table-cell office:value-type="float" office:value="7730">
                <text:p>7730</text:p>
              </table:table-cell>
              <table:table-cell office:value-type="float" office:value="6633">
                <text:p>6633</text:p>
              </table:table-cell>
              <table:table-cell office:value-type="float" office:value="5423">
                <text:p>5423</text:p>
              </table:table-cell>
              <table:table-cell office:value-type="float" office:value="4499">
                <text:p>4499</text:p>
              </table:table-cell>
              <table:table-cell office:value-type="float" office:value="3661">
                <text:p>3661</text:p>
              </table:table-cell>
              <table:table-cell office:value-type="float" office:value="2880">
                <text:p>2880</text:p>
              </table:table-cell>
              <table:table-cell office:value-type="float" office:value="2281">
                <text:p>2281</text:p>
              </table:table-cell>
              <table:table-cell office:value-type="float" office:value="2039">
                <text:p>2039</text:p>
              </table:table-cell>
              <table:table-cell office:value-type="float" office:value="1412">
                <text:p>1412</text:p>
              </table:table-cell>
              <table:table-cell office:value-type="float" office:value="1126">
                <text:p>1126</text:p>
              </table:table-cell>
              <table:table-cell office:value-type="float" office:value="949">
                <text:p>949</text:p>
              </table:table-cell>
              <table:table-cell office:value-type="float" office:value="613">
                <text:p>613</text:p>
              </table:table-cell>
              <table:table-cell office:value-type="float" office:value="423">
                <text:p>423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Auvergne-Rhône-Alpes</text:p>
                <draw:g>
                  <svg:desc>Sheet1.A6:Sheet1.A6</svg:desc>
                </draw:g>
              </table:table-cell>
              <table:table-cell office:value-type="float" office:value="1101">
                <text:p>1101</text:p>
                <draw:g>
                  <svg:desc>Sheet1.C6:Sheet1.S6</svg:desc>
                </draw:g>
              </table:table-cell>
              <table:table-cell office:value-type="float" office:value="1014">
                <text:p>1014</text:p>
              </table:table-cell>
              <table:table-cell office:value-type="float" office:value="858">
                <text:p>858</text:p>
              </table:table-cell>
              <table:table-cell office:value-type="float" office:value="710">
                <text:p>710</text:p>
              </table:table-cell>
              <table:table-cell office:value-type="float" office:value="618">
                <text:p>618</text:p>
              </table:table-cell>
              <table:table-cell office:value-type="float" office:value="523">
                <text:p>523</text:p>
              </table:table-cell>
              <table:table-cell office:value-type="float" office:value="454">
                <text:p>454</text:p>
              </table:table-cell>
              <table:table-cell office:value-type="float" office:value="416">
                <text:p>416</text:p>
              </table:table-cell>
              <table:table-cell office:value-type="float" office:value="333">
                <text:p>333</text:p>
              </table:table-cell>
              <table:table-cell office:value-type="float" office:value="264">
                <text:p>264</text:p>
              </table:table-cell>
              <table:table-cell office:value-type="float" office:value="249">
                <text:p>249</text:p>
              </table:table-cell>
              <table:table-cell office:value-type="float" office:value="182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  <table:table-cell office:value-type="float" office:value="75">
                <text:p>75</text:p>
              </table:table-cell>
              <table:table-cell office:value-type="float" office:value="64">
                <text:p>6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Bourgogne-Franche-Comté</text:p>
                <draw:g>
                  <svg:desc>Sheet1.A7:Sheet1.A7</svg:desc>
                </draw:g>
              </table:table-cell>
              <table:table-cell office:value-type="float" office:value="770">
                <text:p>770</text:p>
                <draw:g>
                  <svg:desc>Sheet1.C7:Sheet1.S7</svg:desc>
                </draw:g>
              </table:table-cell>
              <table:table-cell office:value-type="float" office:value="696">
                <text:p>696</text:p>
              </table:table-cell>
              <table:table-cell office:value-type="float" office:value="593">
                <text:p>593</text:p>
              </table:table-cell>
              <table:table-cell office:value-type="float" office:value="549">
                <text:p>549</text:p>
              </table:table-cell>
              <table:table-cell office:value-type="float" office:value="507">
                <text:p>507</text:p>
              </table:table-cell>
              <table:table-cell office:value-type="float" office:value="412">
                <text:p>412</text:p>
              </table:table-cell>
              <table:table-cell office:value-type="float" office:value="339">
                <text:p>339</text:p>
              </table:table-cell>
              <table:table-cell office:value-type="float" office:value="272">
                <text:p>272</text:p>
              </table:table-cell>
              <table:table-cell office:value-type="float" office:value="219">
                <text:p>219</text:p>
              </table:table-cell>
              <table:table-cell office:value-type="float" office:value="155">
                <text:p>155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  <table:table-cell office:value-type="float" office:value="78">
                <text:p>78</text:p>
              </table:table-cell>
              <table:table-cell office:value-type="float" office:value="39">
                <text:p>3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Bretagne</text:p>
                <draw:g>
                  <svg:desc>Sheet1.A8:Sheet1.A8</svg:desc>
                </draw:g>
              </table:table-cell>
              <table:table-cell office:value-type="float" office:value="346">
                <text:p>346</text:p>
                <draw:g>
                  <svg:desc>Sheet1.C8:Sheet1.S8</svg:desc>
                </draw:g>
              </table:table-cell>
              <table:table-cell office:value-type="float" office:value="297">
                <text:p>297</text:p>
              </table:table-cell>
              <table:table-cell office:value-type="float" office:value="273">
                <text:p>273</text:p>
              </table:table-cell>
              <table:table-cell office:value-type="float" office:value="247">
                <text:p>247</text:p>
              </table:table-cell>
              <table:table-cell office:value-type="float" office:value="233">
                <text:p>233</text:p>
              </table:table-cell>
              <table:table-cell office:value-type="float" office:value="207">
                <text:p>207</text:p>
              </table:table-cell>
              <table:table-cell office:value-type="float" office:value="182">
                <text:p>182</text:p>
              </table:table-cell>
              <table:table-cell office:value-type="float" office:value="155">
                <text:p>155</text:p>
              </table:table-cell>
              <table:table-cell office:value-type="float" office:value="117">
                <text:p>117</text:p>
              </table:table-cell>
              <table:table-cell office:value-type="float" office:value="94">
                <text:p>94</text:p>
              </table:table-cell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32">
                <text:p>32</text:p>
              </table:table-cell>
              <table:table-cell office:value-type="float" office:value="29">
                <text:p>2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Centre-Val de Loire</text:p>
                <draw:g>
                  <svg:desc>Sheet1.A9:Sheet1.A9</svg:desc>
                </draw:g>
              </table:table-cell>
              <table:table-cell office:value-type="float" office:value="219">
                <text:p>219</text:p>
                <draw:g>
                  <svg:desc>Sheet1.C9:Sheet1.S9</svg:desc>
                </draw:g>
              </table:table-cell>
              <table:table-cell office:value-type="float" office:value="157">
                <text:p>157</text:p>
              </table:table-cell>
              <table:table-cell office:value-type="float" office:value="128">
                <text:p>128</text:p>
              </table:table-cell>
              <table:table-cell office:value-type="float" office:value="103">
                <text:p>103</text:p>
              </table:table-cell>
              <table:table-cell office:value-type="float" office:value="90">
                <text:p>90</text:p>
              </table:table-cell>
              <table:table-cell office:value-type="float" office:value="71">
                <text:p>71</text:p>
              </table:table-cell>
              <table:table-cell office:value-type="float" office:value="54">
                <text:p>54</text:p>
              </table:table-cell>
              <table:table-cell office:value-type="float" office:value="33">
                <text:p>33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rse</text:p>
                <draw:g>
                  <svg:desc>Sheet1.A10:Sheet1.A10</svg:desc>
                </draw:g>
              </table:table-cell>
              <table:table-cell office:value-type="float" office:value="168">
                <text:p>168</text:p>
                <draw:g>
                  <svg:desc>Sheet1.C10:Sheet1.S10</svg:desc>
                </draw:g>
              </table:table-cell>
              <table:table-cell office:value-type="float" office:value="162">
                <text:p>162</text:p>
              </table:table-cell>
              <table:table-cell office:value-type="float" office:value="152">
                <text:p>152</text:p>
              </table:table-cell>
              <table:table-cell office:value-type="float" office:value="145">
                <text:p>145</text:p>
              </table:table-cell>
              <table:table-cell office:value-type="float" office:value="126">
                <text:p>126</text:p>
              </table:table-cell>
              <table:table-cell office:value-type="float" office:value="115">
                <text:p>115</text:p>
              </table:table-cell>
              <table:table-cell office:value-type="float" office:value="106">
                <text:p>106</text:p>
              </table:table-cell>
              <table:table-cell office:value-type="float" office:value="85">
                <text:p>85</text:p>
              </table:table-cell>
              <table:table-cell office:value-type="float" office:value="64">
                <text:p>64</text:p>
              </table:table-cell>
              <table:table-cell office:value-type="float" office:value="51">
                <text:p>51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rand Est</text:p>
                <draw:g>
                  <svg:desc>Sheet1.A11:Sheet1.A11</svg:desc>
                </draw:g>
              </table:table-cell>
              <table:table-cell office:value-type="float" office:value="3006">
                <text:p>3006</text:p>
                <draw:g>
                  <svg:desc>Sheet1.C11:Sheet1.S11</svg:desc>
                </draw:g>
              </table:table-cell>
              <table:table-cell office:value-type="float" office:value="2643">
                <text:p>2643</text:p>
              </table:table-cell>
              <table:table-cell office:value-type="float" office:value="2163">
                <text:p>2163</text:p>
              </table:table-cell>
              <table:table-cell office:value-type="float" office:value="1820">
                <text:p>1820</text:p>
              </table:table-cell>
              <table:table-cell office:value-type="float" office:value="1543">
                <text:p>1543</text:p>
              </table:table-cell>
              <table:table-cell office:value-type="float" office:value="1378">
                <text:p>1378</text:p>
              </table:table-cell>
              <table:table-cell office:value-type="float" office:value="1085">
                <text:p>1085</text:p>
              </table:table-cell>
              <table:table-cell office:value-type="float" office:value="911">
                <text:p>911</text:p>
              </table:table-cell>
              <table:table-cell office:value-type="float" office:value="699">
                <text:p>699</text:p>
              </table:table-cell>
              <table:table-cell office:value-type="float" office:value="578">
                <text:p>578</text:p>
              </table:table-cell>
              <table:table-cell office:value-type="float" office:value="489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136">
                <text:p>136</text:p>
              </table:table-cell>
              <table:table-cell office:value-type="float" office:value="77">
                <text:p>7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Hauts-de-France</text:p>
                <draw:g>
                  <svg:desc>Sheet1.A12:Sheet1.A12</svg:desc>
                </draw:g>
              </table:table-cell>
              <table:table-cell office:value-type="float" office:value="759">
                <text:p>759</text:p>
                <draw:g>
                  <svg:desc>Sheet1.C12:Sheet1.S12</svg:desc>
                </draw:g>
              </table:table-cell>
              <table:table-cell office:value-type="float" office:value="700">
                <text:p>700</text:p>
              </table:table-cell>
              <table:table-cell office:value-type="float" office:value="665">
                <text:p>665</text:p>
              </table:table-cell>
              <table:table-cell office:value-type="float" office:value="612">
                <text:p>612</text:p>
              </table:table-cell>
              <table:table-cell office:value-type="float" office:value="585">
                <text:p>585</text:p>
              </table:table-cell>
              <table:table-cell office:value-type="float" office:value="507">
                <text:p>507</text:p>
              </table:table-cell>
              <table:table-cell office:value-type="float" office:value="466">
                <text:p>466</text:p>
              </table:table-cell>
              <table:table-cell office:value-type="float" office:value="397">
                <text:p>397</text:p>
              </table:table-cell>
              <table:table-cell office:value-type="float" office:value="349">
                <text:p>349</text:p>
              </table:table-cell>
              <table:table-cell office:value-type="float" office:value="263">
                <text:p>263</text:p>
              </table:table-cell>
              <table:table-cell office:value-type="float" office:value="249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3">
                <text:p>173</text:p>
              </table:table-cell>
              <table:table-cell office:value-type="float" office:value="97">
                <text:p>97</text:p>
              </table:table-cell>
              <table:table-cell office:value-type="float" office:value="74">
                <text:p>7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Ile-de-France</text:p>
                <draw:g>
                  <svg:desc>Sheet1.A13:Sheet1.A13</svg:desc>
                </draw:g>
              </table:table-cell>
              <table:table-cell office:value-type="float" office:value="3818">
                <text:p>3818</text:p>
                <draw:g>
                  <svg:desc>Sheet1.C13:Sheet1.S13</svg:desc>
                </draw:g>
              </table:table-cell>
              <table:table-cell office:value-type="float" office:value="3384">
                <text:p>3384</text:p>
              </table:table-cell>
              <table:table-cell office:value-type="float" office:value="2693">
                <text:p>2693</text:p>
              </table:table-cell>
              <table:table-cell office:value-type="float" office:value="2177">
                <text:p>2177</text:p>
              </table:table-cell>
              <table:table-cell office:value-type="float" office:value="1762">
                <text:p>1762</text:p>
              </table:table-cell>
              <table:table-cell office:value-type="float" office:value="1209">
                <text:p>1209</text:p>
              </table:table-cell>
              <table:table-cell office:value-type="float" office:value="949">
                <text:p>949</text:p>
              </table:table-cell>
              <table:table-cell office:value-type="float" office:value="721">
                <text:p>721</text:p>
              </table:table-cell>
              <table:table-cell office:value-type="float" office:value="577">
                <text:p>577</text:p>
              </table:table-cell>
              <table:table-cell office:value-type="float" office:value="492">
                <text:p>492</text:p>
              </table:table-cell>
              <table:table-cell office:value-type="float" office:value="468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">
                <text:p>104</text:p>
              </table:table-cell>
              <table:table-cell office:value-type="float" office:value="89">
                <text:p>89</text:p>
              </table:table-cell>
              <table:table-cell office:value-type="float" office:value="76">
                <text:p>7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Normandie</text:p>
                <draw:g>
                  <svg:desc>Sheet1.A14:Sheet1.A14</svg:desc>
                </draw:g>
              </table:table-cell>
              <table:table-cell office:value-type="float" office:value="287">
                <text:p>287</text:p>
                <draw:g>
                  <svg:desc>Sheet1.C14:Sheet1.S14</svg:desc>
                </draw:g>
              </table:table-cell>
              <table:table-cell office:value-type="float" office:value="241">
                <text:p>241</text:p>
              </table:table-cell>
              <table:table-cell office:value-type="float" office:value="208">
                <text:p>208</text:p>
              </table:table-cell>
              <table:table-cell office:value-type="float" office:value="174">
                <text:p>174</text:p>
              </table:table-cell>
              <table:table-cell office:value-type="float" office:value="156">
                <text:p>156</text:p>
              </table:table-cell>
              <table:table-cell office:value-type="float" office:value="143">
                <text:p>143</text:p>
              </table:table-cell>
              <table:table-cell office:value-type="float" office:value="127">
                <text:p>127</text:p>
              </table:table-cell>
              <table:table-cell office:value-type="float" office:value="97">
                <text:p>97</text:p>
              </table:table-cell>
              <table:table-cell office:value-type="float" office:value="68">
                <text:p>68</text:p>
              </table:table-cell>
              <table:table-cell office:value-type="float" office:value="54">
                <text:p>54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Nouvelle-Aquitaine</text:p>
                <draw:g>
                  <svg:desc>Sheet1.A15:Sheet1.A15</svg:desc>
                </draw:g>
              </table:table-cell>
              <table:table-cell office:value-type="float" office:value="432">
                <text:p>432</text:p>
                <draw:g>
                  <svg:desc>Sheet1.C15:Sheet1.S15</svg:desc>
                </draw:g>
              </table:table-cell>
              <table:table-cell office:value-type="float" office:value="280">
                <text:p>280</text:p>
              </table:table-cell>
              <table:table-cell office:value-type="float" office:value="237">
                <text:p>237</text:p>
              </table:table-cell>
              <table:table-cell office:value-type="float" office:value="200">
                <text:p>200</text:p>
              </table:table-cell>
              <table:table-cell office:value-type="float" office:value="178">
                <text:p>178</text:p>
              </table:table-cell>
              <table:table-cell office:value-type="float" office:value="144">
                <text:p>144</text:p>
              </table:table-cell>
              <table:table-cell office:value-type="float" office:value="130">
                <text:p>130</text:p>
              </table:table-cell>
              <table:table-cell office:value-type="float" office:value="114">
                <text:p>114</text:p>
              </table:table-cell>
              <table:table-cell office:value-type="float" office:value="87">
                <text:p>87</text:p>
              </table:table-cell>
              <table:table-cell office:value-type="float" office:value="66">
                <text:p>66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Occitanie</text:p>
                <draw:g>
                  <svg:desc>Sheet1.A16:Sheet1.A16</svg:desc>
                </draw:g>
              </table:table-cell>
              <table:table-cell office:value-type="float" office:value="537">
                <text:p>537</text:p>
                <draw:g>
                  <svg:desc>Sheet1.C16:Sheet1.S16</svg:desc>
                </draw:g>
              </table:table-cell>
              <table:table-cell office:value-type="float" office:value="444">
                <text:p>444</text:p>
              </table:table-cell>
              <table:table-cell office:value-type="float" office:value="371">
                <text:p>371</text:p>
              </table:table-cell>
              <table:table-cell office:value-type="float" office:value="311">
                <text:p>311</text:p>
              </table:table-cell>
              <table:table-cell office:value-type="float" office:value="262">
                <text:p>262</text:p>
              </table:table-cell>
              <table:table-cell office:value-type="float" office:value="243">
                <text:p>243</text:p>
              </table:table-cell>
              <table:table-cell office:value-type="float" office:value="214">
                <text:p>214</text:p>
              </table:table-cell>
              <table:table-cell office:value-type="float" office:value="172">
                <text:p>172</text:p>
              </table:table-cell>
              <table:table-cell office:value-type="float" office:value="133">
                <text:p>133</text:p>
              </table:table-cell>
              <table:table-cell office:value-type="float" office:value="87">
                <text:p>87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ays de la Loire</text:p>
                <draw:g>
                  <svg:desc>Sheet1.A17:Sheet1.A17</svg:desc>
                </draw:g>
              </table:table-cell>
              <table:table-cell office:value-type="float" office:value="190">
                <text:p>190</text:p>
                <draw:g>
                  <svg:desc>Sheet1.C17:Sheet1.S17</svg:desc>
                </draw:g>
              </table:table-cell>
              <table:table-cell office:value-type="float" office:value="160">
                <text:p>160</text:p>
              </table:table-cell>
              <table:table-cell office:value-type="float" office:value="128">
                <text:p>128</text:p>
              </table:table-cell>
              <table:table-cell office:value-type="float" office:value="126">
                <text:p>126</text:p>
              </table:table-cell>
              <table:table-cell office:value-type="float" office:value="108">
                <text:p>108</text:p>
              </table:table-cell>
              <table:table-cell office:value-type="float" office:value="98">
                <text:p>98</text:p>
              </table:table-cell>
              <table:table-cell office:value-type="float" office:value="82">
                <text:p>82</text:p>
              </table:table-cell>
              <table:table-cell office:value-type="float" office:value="55">
                <text:p>55</text:p>
              </table:table-cell>
              <table:table-cell office:value-type="float" office:value="41">
                <text:p>41</text:p>
              </table:table-cell>
              <table:table-cell office:value-type="float" office:value="34">
                <text:p>34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ovence-Alpes-Côte d’Azur</text:p>
                <draw:g>
                  <svg:desc>Sheet1.A18:Sheet1.A18</svg:desc>
                </draw:g>
              </table:table-cell>
              <table:table-cell office:value-type="float" office:value="826">
                <text:p>826</text:p>
                <draw:g>
                  <svg:desc>Sheet1.C18:Sheet1.S18</svg:desc>
                </draw:g>
              </table:table-cell>
              <table:table-cell office:value-type="float" office:value="693">
                <text:p>693</text:p>
              </table:table-cell>
              <table:table-cell office:value-type="float" office:value="574">
                <text:p>574</text:p>
              </table:table-cell>
              <table:table-cell office:value-type="float" office:value="478">
                <text:p>478</text:p>
              </table:table-cell>
              <table:table-cell office:value-type="float" office:value="405">
                <text:p>405</text:p>
              </table:table-cell>
              <table:table-cell office:value-type="float" office:value="330">
                <text:p>330</text:p>
              </table:table-cell>
              <table:table-cell office:value-type="float" office:value="281">
                <text:p>281</text:p>
              </table:table-cell>
              <table:table-cell office:value-type="float" office:value="212">
                <text:p>212</text:p>
              </table:table-cell>
              <table:table-cell office:value-type="float" office:value="147">
                <text:p>147</text:p>
              </table:table-cell>
              <table:table-cell office:value-type="float" office:value="111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26">
                <text:p>26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163cm" svg:height="16.847cm" xlink:href=".." xlink:type="simple" chart:class="chart:line" chart:style-name="ch1">
        <chart:title svg:x="12.363cm" svg:y="0.472cm" chart:style-name="ch2">
          <text:p>Décès</text:p>
        </chart:title>
        <chart:legend chart:legend-position="end" svg:x="23.734cm" svg:y="7.626cm" style:legend-expansion="high" chart:style-name="ch3"/>
        <chart:plot-area chart:style-name="ch4" table:cell-range-address="Sheet1.G30:Sheet1.S33 Sheet1.A31:Sheet1.A33" chart:data-source-has-labels="both" svg:x="1.534cm" svg:y="1.587cm" svg:width="21.677cm" svg:height="13.943cm">
          <chartooo:coordinate-region svg:x="1.534cm" svg:y="1.786cm" svg:width="20.406cm" svg:height="13.097cm"/>
          <chart:axis chart:dimension="x" chart:name="primary-x" chart:style-name="ch5" chartooo:axis-type="auto">
            <chartooo:date-scale/>
            <chart:title svg:x="11.971cm" svg:y="15.866cm" chart:style-name="ch6">
              <text:p>Date</text:p>
            </chart:title>
            <chart:categories table:cell-range-address="Sheet1.G30:Sheet1.S30"/>
            <chart:grid chart:style-name="ch7" chart:class="major"/>
          </chart:axis>
          <chart:axis chart:dimension="y" chart:name="primary-y" chart:style-name="ch8">
            <chart:title svg:x="0.451cm" svg:y="9.197cm" chart:style-name="ch9">
              <text:p>Nombre</text:p>
            </chart:title>
            <chart:grid chart:style-name="ch7" chart:class="major"/>
          </chart:axis>
          <chart:series chart:style-name="ch10" chart:values-cell-range-address="Sheet1.G31:Sheet1.S31" chart:label-cell-address="Sheet1.A31:Sheet1.A31" chart:class="chart:line">
            <chart:data-point chart:repeated="13"/>
          </chart:series>
          <chart:series chart:style-name="ch11" chart:values-cell-range-address="Sheet1.G32:Sheet1.S32" chart:label-cell-address="Sheet1.A32:Sheet1.A32" chart:class="chart:line">
            <chart:data-point chart:repeated="13"/>
          </chart:series>
          <chart:series chart:style-name="ch12" chart:values-cell-range-address="Sheet1.G33:Sheet1.S33" chart:label-cell-address="Sheet1.A33:Sheet1.A33" chart:class="chart:line"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16">
                <text:p>16</text:p>
                <draw:g>
                  <svg:desc>Sheet1.G30:Sheet1.S30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Monde</text:p>
                <draw:g>
                  <svg:desc>Sheet1.A31:Sheet1.A31</svg:desc>
                </draw:g>
              </table:table-cell>
              <table:table-cell office:value-type="float" office:value="6507">
                <text:p>6507</text:p>
                <draw:g>
                  <svg:desc>Sheet1.G31:Sheet1.S31</svg:desc>
                </draw:g>
              </table:table-cell>
              <table:table-cell office:value-type="float" office:value="5758">
                <text:p>5758</text:p>
              </table:table-cell>
              <table:table-cell office:value-type="float" office:value="5407">
                <text:p>5407</text:p>
              </table:table-cell>
              <table:table-cell office:value-type="float" office:value="5065">
                <text:p>5065</text:p>
              </table:table-cell>
              <table:table-cell office:value-type="float" office:value="4641">
                <text:p>4641</text:p>
              </table:table-cell>
              <table:table-cell office:value-type="float" office:value="4566">
                <text:p>4566</text:p>
              </table:table-cell>
              <table:table-cell office:value-type="float" office:value="4292">
                <text:p>4292</text:p>
              </table:table-cell>
              <table:table-cell office:value-type="float" office:value="3811">
                <text:p>3811</text:p>
              </table:table-cell>
              <table:table-cell office:value-type="float" office:value="3584">
                <text:p>3584</text:p>
              </table:table-cell>
              <table:table-cell office:value-type="float" office:value="3488">
                <text:p>3488</text:p>
              </table:table-cell>
              <table:table-cell office:value-type="float" office:value="3385">
                <text:p>3385</text:p>
              </table:table-cell>
              <table:table-cell office:value-type="float" office:value="3282">
                <text:p>3282</text:p>
              </table:table-cell>
              <table:table-cell office:value-type="float" office:value="3202">
                <text:p>3202</text:p>
              </table:table-cell>
            </table:table-row>
            <table:table-row>
              <table:table-cell office:value-type="string">
                <text:p>Europe</text:p>
                <draw:g>
                  <svg:desc>Sheet1.A32:Sheet1.A32</svg:desc>
                </draw:g>
              </table:table-cell>
              <table:table-cell office:value-type="float" office:value="2337">
                <text:p>2337</text:p>
                <draw:g>
                  <svg:desc>Sheet1.G32:Sheet1.S32</svg:desc>
                </draw:g>
              </table:table-cell>
              <table:table-cell office:value-type="float" office:value="1744">
                <text:p>1744</text:p>
              </table:table-cell>
              <table:table-cell office:value-type="float" office:value="1513">
                <text:p>1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0">
                <text:p>930</text:p>
              </table:table-cell>
              <table:table-cell office:value-type="float" office:value="716">
                <text:p>716</text:p>
              </table:table-cell>
              <table:table-cell office:value-type="float" office:value="396">
                <text:p>396</text:p>
              </table:table-cell>
              <table:table-cell office:value-type="float" office:value="251">
                <text:p>251</text:p>
              </table:table-cell>
              <table:table-cell office:value-type="float" office:value="213">
                <text:p>213</text:p>
              </table:table-cell>
              <table:table-cell office:value-type="float" office:value="161">
                <text:p>161</text:p>
              </table:table-cell>
              <table:table-cell office:value-type="float" office:value="113">
                <text:p>11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France</text:p>
                <draw:g>
                  <svg:desc>Sheet1.A33:Sheet1.A33</svg:desc>
                </draw:g>
              </table:table-cell>
              <table:table-cell office:value-type="float" office:value="148">
                <text:p>148</text:p>
                <draw:g>
                  <svg:desc>Sheet1.G33:Sheet1.S33</svg:desc>
                </draw:g>
              </table:table-cell>
              <table:table-cell office:value-type="float" office:value="127">
                <text:p>127</text:p>
              </table:table-cell>
              <table:table-cell office:value-type="float" office:value="91">
                <text:p>91</text:p>
              </table:table-cell>
              <table:table-cell office:value-type="float" office:value="79">
                <text:p>79</text:p>
              </table:table-cell>
              <table:table-cell office:value-type="float" office:value="61">
                <text:p>61</text:p>
              </table:table-cell>
              <table:table-cell office:value-type="float" office:value="48">
                <text:p>48</text:p>
              </table:table-cell>
              <table:table-cell office:value-type="float" office:value="42">
                <text:p>42</text:p>
              </table:table-cell>
              <table:table-cell office:value-type="float" office:value="30">
                <text:p>30</text:p>
              </table:table-cell>
              <table:table-cell office:value-type="float" office:value="19">
                <text:p>19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